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07b6" officeooo:paragraph-rsid="001b07b6"/>
    </style:style>
    <style:style style:name="P2" style:family="paragraph" style:parent-style-name="Standard">
      <style:text-properties officeooo:rsid="001b6faf" officeooo:paragraph-rsid="001b6faf"/>
    </style:style>
    <style:style style:name="P3" style:family="paragraph" style:parent-style-name="Standard">
      <style:text-properties fo:font-style="normal" officeooo:rsid="001b07b6" officeooo:paragraph-rsid="001b07b6" style:font-style-asian="normal" style:font-style-complex="normal"/>
    </style:style>
    <style:style style:name="P4" style:family="paragraph" style:parent-style-name="Standard">
      <style:text-properties fo:font-style="normal" officeooo:rsid="001c205d" officeooo:paragraph-rsid="001c205d" style:font-style-asian="normal" style:font-style-complex="normal"/>
    </style:style>
    <style:style style:name="P5" style:family="paragraph" style:parent-style-name="Standard">
      <style:text-properties fo:font-style="normal" officeooo:rsid="001d618c" officeooo:paragraph-rsid="001d618c" style:font-style-asian="normal" style:font-style-complex="normal"/>
    </style:style>
    <style:style style:name="P6" style:family="paragraph" style:parent-style-name="Standard">
      <style:text-properties fo:font-style="normal" officeooo:rsid="001d618c" officeooo:paragraph-rsid="001de25d" style:font-style-asian="normal" style:font-style-complex="normal"/>
    </style:style>
    <style:style style:name="P7" style:family="paragraph" style:parent-style-name="Standard">
      <style:text-properties fo:font-style="normal" officeooo:rsid="001dab6b" officeooo:paragraph-rsid="001dab6b" style:font-style-asian="normal" style:font-style-complex="normal"/>
    </style:style>
    <style:style style:name="P8" style:family="paragraph" style:parent-style-name="Standard">
      <style:text-properties fo:font-style="normal" officeooo:rsid="001dab6b" officeooo:paragraph-rsid="001de25d" style:font-style-asian="normal" style:font-style-complex="normal"/>
    </style:style>
    <style:style style:name="P9" style:family="paragraph" style:parent-style-name="Standard">
      <style:text-properties fo:font-style="normal" officeooo:rsid="001e6982" officeooo:paragraph-rsid="001e6982" style:font-style-asian="normal" style:font-style-complex="normal"/>
    </style:style>
    <style:style style:name="P10" style:family="paragraph" style:parent-style-name="Standard">
      <style:text-properties fo:font-style="normal" officeooo:rsid="00204236" officeooo:paragraph-rsid="00204236" style:font-style-asian="normal" style:font-style-complex="normal"/>
    </style:style>
    <style:style style:name="P11" style:family="paragraph" style:parent-style-name="Standard">
      <style:text-properties fo:font-style="normal" officeooo:rsid="00218c55" officeooo:paragraph-rsid="00218c55" style:font-style-asian="normal" style:font-style-complex="normal"/>
    </style:style>
    <style:style style:name="P12" style:family="paragraph" style:parent-style-name="Standard">
      <style:text-properties fo:font-style="normal" officeooo:rsid="002246d4" officeooo:paragraph-rsid="002246d4" style:font-style-asian="normal" style:font-style-complex="normal"/>
    </style:style>
    <style:style style:name="P13" style:family="paragraph" style:parent-style-name="Standard">
      <style:text-properties fo:font-style="normal" officeooo:rsid="00235bf5" officeooo:paragraph-rsid="00235bf5" style:font-style-asian="normal" style:font-style-complex="normal"/>
    </style:style>
    <style:style style:name="P14" style:family="paragraph" style:parent-style-name="Standard">
      <style:text-properties fo:font-style="normal" officeooo:rsid="00271337" officeooo:paragraph-rsid="00271337" style:font-style-asian="normal" style:font-style-complex="normal"/>
    </style:style>
    <style:style style:name="P15" style:family="paragraph" style:parent-style-name="Standard">
      <style:text-properties fo:font-style="normal" officeooo:rsid="0027d12c" officeooo:paragraph-rsid="0027d12c" style:font-style-asian="normal" style:font-style-complex="normal"/>
    </style:style>
    <style:style style:name="P16" style:family="paragraph" style:parent-style-name="Standard">
      <style:text-properties fo:font-style="normal" officeooo:rsid="002b4436" officeooo:paragraph-rsid="002b4436" style:font-style-asian="normal" style:font-style-complex="normal"/>
    </style:style>
    <style:style style:name="P17" style:family="paragraph" style:parent-style-name="Standard">
      <style:text-properties fo:font-style="normal" officeooo:rsid="002c1180" officeooo:paragraph-rsid="002c1180" style:font-style-asian="normal" style:font-style-complex="normal"/>
    </style:style>
    <style:style style:name="P18" style:family="paragraph" style:parent-style-name="Standard">
      <style:text-properties fo:font-style="normal" officeooo:rsid="00304d77" officeooo:paragraph-rsid="00304d77" style:font-style-asian="normal" style:font-style-complex="normal"/>
    </style:style>
    <style:style style:name="P19" style:family="paragraph" style:parent-style-name="Standard">
      <style:text-properties style:text-position="0% 100%" fo:font-style="normal" officeooo:rsid="00235bf5" officeooo:paragraph-rsid="00235bf5" style:font-style-asian="normal" style:font-style-complex="normal"/>
    </style:style>
    <style:style style:name="P20" style:family="paragraph" style:parent-style-name="Standard">
      <style:text-properties style:text-position="0% 100%" fo:font-style="normal" officeooo:rsid="002a1164" officeooo:paragraph-rsid="0027d12c" style:font-style-asian="normal" style:font-style-complex="normal"/>
    </style:style>
    <style:style style:name="P21" style:family="paragraph" style:parent-style-name="Standard">
      <style:text-properties style:text-position="0% 100%" fo:font-style="normal" officeooo:rsid="00304d77" officeooo:paragraph-rsid="0033e789" style:font-style-asian="normal" style:font-style-complex="normal"/>
    </style:style>
    <style:style style:name="P22" style:family="paragraph" style:parent-style-name="Standard">
      <style:text-properties style:text-position="0% 100%" fo:font-style="normal" officeooo:rsid="0030600d" officeooo:paragraph-rsid="0030600d" style:font-style-asian="normal" style:font-style-complex="normal"/>
    </style:style>
    <style:style style:name="P23" style:family="paragraph" style:parent-style-name="Standard">
      <style:text-properties style:text-position="0% 100%" fo:font-style="normal" officeooo:rsid="0030600d" officeooo:paragraph-rsid="0033e789" style:font-style-asian="normal" style:font-style-complex="normal"/>
    </style:style>
    <style:style style:name="P24" style:family="paragraph" style:parent-style-name="Standard">
      <style:text-properties style:text-position="0% 100%" fo:font-style="normal" officeooo:rsid="0032b526" officeooo:paragraph-rsid="0032b526" style:font-style-asian="normal" style:font-style-complex="normal"/>
    </style:style>
    <style:style style:name="P25" style:family="paragraph" style:parent-style-name="Standard">
      <style:text-properties style:text-position="0% 100%" fo:font-style="normal" officeooo:rsid="0033cc27" officeooo:paragraph-rsid="0033cc27" style:font-style-asian="normal" style:font-style-complex="normal"/>
    </style:style>
    <style:style style:name="P26" style:family="paragraph" style:parent-style-name="Standard">
      <style:text-properties style:text-position="0% 100%" fo:font-style="normal" officeooo:rsid="0033e789" officeooo:paragraph-rsid="0033e789" style:font-style-asian="normal" style:font-style-complex="normal"/>
    </style:style>
    <style:style style:name="P27" style:family="paragraph" style:parent-style-name="Standard">
      <style:text-properties style:text-position="0% 100%" fo:font-style="normal" officeooo:rsid="0034aa9d" officeooo:paragraph-rsid="0034aa9d" style:font-style-asian="normal" style:font-style-complex="normal"/>
    </style:style>
    <style:style style:name="P28" style:family="paragraph" style:parent-style-name="Standard">
      <style:text-properties officeooo:paragraph-rsid="00373539"/>
    </style:style>
    <style:style style:name="P29" style:family="paragraph" style:parent-style-name="Standard" style:list-style-name="L1">
      <style:text-properties officeooo:rsid="001b07b6" officeooo:paragraph-rsid="001b07b6"/>
    </style:style>
    <style:style style:name="P30" style:family="paragraph" style:parent-style-name="Standard" style:list-style-name="L1">
      <style:text-properties fo:font-style="normal" officeooo:rsid="001b07b6" officeooo:paragraph-rsid="001b07b6" style:font-style-asian="normal" style:font-style-complex="normal"/>
    </style:style>
    <style:style style:name="P31" style:family="paragraph" style:parent-style-name="Standard" style:list-style-name="L2">
      <style:text-properties fo:font-style="normal" officeooo:rsid="001d618c" officeooo:paragraph-rsid="001d618c" style:font-style-asian="normal" style:font-style-complex="normal"/>
    </style:style>
    <style:style style:name="P32" style:family="paragraph" style:parent-style-name="Standard" style:list-style-name="L3">
      <style:text-properties fo:font-style="normal" officeooo:rsid="002ad8c3" officeooo:paragraph-rsid="002ad8c3" style:font-style-asian="normal" style:font-style-complex="normal"/>
    </style:style>
    <style:style style:name="P33" style:family="paragraph" style:parent-style-name="Standard" style:list-style-name="L3">
      <style:text-properties fo:font-style="normal" officeooo:rsid="00271337" officeooo:paragraph-rsid="00271337" style:font-style-asian="normal" style:font-style-complex="normal"/>
    </style:style>
    <style:style style:name="P34" style:family="paragraph" style:parent-style-name="Standard">
      <style:text-properties fo:font-style="normal" officeooo:rsid="002246d4" officeooo:paragraph-rsid="003f5800" style:font-style-asian="normal" style:font-style-complex="normal"/>
    </style:style>
    <style:style style:name="P35" style:family="paragraph" style:parent-style-name="Standard">
      <style:text-properties fo:font-style="normal" officeooo:rsid="002246d4" officeooo:paragraph-rsid="00412ba2" style:font-style-asian="normal" style:font-style-complex="normal"/>
    </style:style>
    <style:style style:name="P36" style:family="paragraph" style:parent-style-name="Standard">
      <style:text-properties fo:font-style="normal" officeooo:rsid="00218c55" officeooo:paragraph-rsid="00218c55" style:font-style-asian="normal" style:font-style-complex="normal"/>
    </style:style>
    <style:style style:name="P37" style:family="paragraph" style:parent-style-name="Standard">
      <style:text-properties fo:font-style="normal" officeooo:rsid="00412ba2" officeooo:paragraph-rsid="00412ba2" style:font-style-asian="normal" style:font-style-complex="normal"/>
    </style:style>
    <style:style style:name="P38" style:family="paragraph" style:parent-style-name="Standard">
      <style:text-properties fo:font-style="normal" officeooo:rsid="00235bf5" officeooo:paragraph-rsid="00218c55" style:font-style-asian="normal" style:font-style-complex="normal"/>
    </style:style>
    <style:style style:name="P39" style:family="paragraph" style:parent-style-name="Standard">
      <style:text-properties fo:font-style="normal" style:text-underline-style="solid" style:text-underline-width="auto" style:text-underline-color="font-color" officeooo:rsid="00204236" officeooo:paragraph-rsid="00204236" style:font-style-asian="normal" style:font-style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officeooo:rsid="001dab6b" officeooo:paragraph-rsid="001de25d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officeooo:rsid="001dab6b" officeooo:paragraph-rsid="001dab6b" style:font-style-asian="normal" style:font-style-complex="normal"/>
    </style:style>
    <style:style style:name="P42" style:family="paragraph" style:parent-style-name="Standard">
      <style:text-properties fo:font-style="normal" style:text-underline-style="solid" style:text-underline-width="auto" style:text-underline-color="font-color" officeooo:rsid="001d618c" officeooo:paragraph-rsid="001d618c" style:font-style-asian="normal" style:font-style-complex="normal"/>
    </style:style>
    <style:style style:name="P43" style:family="paragraph" style:parent-style-name="Standard" style:list-style-name="L4">
      <style:text-properties style:text-position="0% 100%" fo:font-style="normal" officeooo:rsid="0030600d" officeooo:paragraph-rsid="0030600d" style:font-style-asian="normal" style:font-style-complex="normal"/>
    </style:style>
    <style:style style:name="P44" style:family="paragraph" style:parent-style-name="Standard">
      <style:text-properties style:text-position="0% 100%" fo:font-style="normal" officeooo:rsid="0034aa9d" officeooo:paragraph-rsid="0034aa9d" style:font-style-asian="normal" style:font-style-complex="normal"/>
    </style:style>
    <style:style style:name="P45" style:family="paragraph" style:parent-style-name="Standard">
      <style:text-properties style:text-position="0% 100%" fo:font-style="normal" style:text-underline-style="solid" style:text-underline-width="auto" style:text-underline-color="font-color" officeooo:rsid="0033cc27" officeooo:paragraph-rsid="0033cc2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1164" style:font-style-asian="italic" style:font-style-complex="italic"/>
    </style:style>
    <style:style style:name="T3" style:family="text">
      <style:text-properties fo:font-style="italic" officeooo:rsid="002e94c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3d8b14" style:font-style-asian="normal" style:font-style-complex="normal"/>
    </style:style>
    <style:style style:name="T7" style:family="text">
      <style:text-properties officeooo:rsid="001dab6b"/>
    </style:style>
    <style:style style:name="T8" style:family="text">
      <style:text-properties officeooo:rsid="001de25d"/>
    </style:style>
    <style:style style:name="T9" style:family="text">
      <style:text-properties officeooo:rsid="00204236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italic" officeooo:rsid="002a1164" style:font-style-asian="italic" style:font-style-complex="italic"/>
    </style:style>
    <style:style style:name="T12" style:family="text">
      <style:text-properties style:text-position="sub 58%" fo:font-style="italic" officeooo:rsid="002e94ce" style:font-style-asian="italic" style:font-style-complex="italic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officeooo:rsid="002a1164" style:font-style-asian="italic" style:font-style-complex="italic"/>
    </style:style>
    <style:style style:name="T16" style:family="text">
      <style:text-properties style:text-position="0% 100%" fo:font-style="italic" officeooo:rsid="002e94ce" style:font-style-asian="italic" style:font-style-complex="italic"/>
    </style:style>
    <style:style style:name="T17" style:family="text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position="0% 100%" officeooo:rsid="0027d12c"/>
    </style:style>
    <style:style style:name="T19" style:family="text">
      <style:text-properties style:text-position="0% 100%" officeooo:rsid="002a1164"/>
    </style:style>
    <style:style style:name="T20" style:family="text">
      <style:text-properties style:text-position="0% 100%" officeooo:rsid="002e94ce"/>
    </style:style>
    <style:style style:name="T21" style:family="text">
      <style:text-properties style:text-position="0% 100%" fo:font-style="normal" officeooo:rsid="00373539" style:font-style-asian="normal" style:font-style-complex="normal"/>
    </style:style>
    <style:style style:name="T22" style:family="text">
      <style:text-properties style:text-position="0% 100%" fo:font-style="normal" officeooo:rsid="00378f1a" style:font-style-asian="normal" style:font-style-complex="normal"/>
    </style:style>
    <style:style style:name="T23" style:family="text">
      <style:text-properties style:text-position="0% 100%" style:font-name="Liberation Mono" fo:font-size="11pt" fo:font-style="normal" fo:font-weight="normal" officeooo:rsid="00378f1a" style:font-size-asian="11pt" style:font-style-asian="normal" style:font-weight-asian="normal" style:font-style-complex="normal"/>
    </style:style>
    <style:style style:name="T24" style:family="text">
      <style:text-properties style:text-position="0% 100%" style:text-underline-style="solid" style:text-underline-width="auto" style:text-underline-color="font-color"/>
    </style:style>
    <style:style style:name="T25" style:family="text">
      <style:text-properties style:text-position="0% 100%" style:text-underline-style="solid" style:text-underline-width="auto" style:text-underline-color="font-color" officeooo:rsid="002a1164"/>
    </style:style>
    <style:style style:name="T26" style:family="text">
      <style:text-properties style:text-position="0% 100%" style:text-underline-style="solid" style:text-underline-width="auto" style:text-underline-color="font-color" officeooo:rsid="00304d77"/>
    </style:style>
    <style:style style:name="T27" style:family="text">
      <style:text-properties officeooo:rsid="0027d12c"/>
    </style:style>
    <style:style style:name="T28" style:family="text">
      <style:text-properties officeooo:rsid="002a1164"/>
    </style:style>
    <style:style style:name="T29" style:family="text">
      <style:text-properties officeooo:rsid="002cc61d"/>
    </style:style>
    <style:style style:name="T30" style:family="text">
      <style:text-properties officeooo:rsid="002e94ce"/>
    </style:style>
    <style:style style:name="T31" style:family="text">
      <style:text-properties officeooo:rsid="0033cc27"/>
    </style:style>
    <style:style style:name="T32" style:family="text">
      <style:text-properties officeooo:rsid="00363a95"/>
    </style:style>
    <style:style style:name="T33" style:family="text">
      <style:text-properties officeooo:rsid="00378f1a"/>
    </style:style>
    <style:style style:name="T34" style:family="text">
      <style:text-properties officeooo:rsid="0038e9f8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33cc27"/>
    </style:style>
    <style:style style:name="T37" style:family="text">
      <style:text-properties officeooo:rsid="003f5800"/>
    </style:style>
    <style:style style:name="T38" style:family="text">
      <style:text-properties officeooo:rsid="002246d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 4140 Assignment 1</text:p>
      <text:p text:style-name="P1"/>
      <text:p text:style-name="P1">Question 1</text:p>
      <text:p text:style-name="P1"/>
      <text:p text:style-name="P1">Let <draw:frame draw:style-name="fr2" draw:name="Object1" text:anchor-type="as-char" svg:y="-0.172in" svg:width="0.4161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/>. One time pad scheme is modified to remove the binary string <draw:frame draw:style-name="fr2" draw:name="Object2" text:anchor-type="as-char" svg:y="-0.172in" svg:width="0.1346in" svg:height="0.2075in" draw:z-index="1"><draw:object xlink:href="./Object 2" xlink:type="simple" xlink:show="embed" xlink:actuate="onLoad"/><draw:image xlink:href="./ObjectReplacements/Object 2" xlink:type="simple" xlink:show="embed" xlink:actuate="onLoad"/></draw:frame><text:s/>from <text:span text:style-name="T1">M </text:span><text:span text:style-name="T4">and </text:span><text:span text:style-name="T1">K</text:span><text:span text:style-name="T4">. Remaining keys are chose uniformly and randomly by the key generation algo.</text:span></text:p>
      <text:list xml:id="list2656635306" text:style-name="L1">
        <text:list-item>
          <text:p text:style-name="P29"><text:span text:style-name="T4">In the modified scheme, is </text:span><text:span text:style-name="T4"><draw:frame draw:style-name="fr2" draw:name="Object3" text:anchor-type="as-char" svg:y="-0.172in" svg:width="1.0374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3"/>
      <text:p text:style-name="P2"><text:span text:style-name="T4">No. Let </text:span><text:span text:style-name="T4"><draw:frame draw:style-name="fr2" draw:name="Object11" text:anchor-type="as-char" svg:y="-0.172in" svg:width="1.3882in" svg:height="0.2075in" draw:z-index="3"><draw:object xlink:href="./Object 11" xlink:type="simple" xlink:show="embed" xlink:actuate="onLoad"/><draw:image xlink:href="./ObjectReplacements/Object 11" xlink:type="simple" xlink:show="embed" xlink:actuate="onLoad"/></draw:frame></text:span><text:span text:style-name="T4">. With this key and message, the ciphertext resulting from the one-time pad scheme is </text:span><text:span text:style-name="T4"><draw:frame draw:style-name="fr2" draw:name="Object12" text:anchor-type="as-char" svg:y="-0.172in" svg:width="0.1346in" svg:height="0.2075in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 </text:span><text:span text:style-name="T5">Since </text:span><text:span text:style-name="T5"><draw:frame draw:style-name="fr2" draw:name="Object13" text:anchor-type="as-char" svg:y="-0.1484in" svg:width="0.8543in" svg:height="0.1839in" draw:z-index="5"><draw:object xlink:href="./Object 13" xlink:type="simple" xlink:show="embed" xlink:actuate="onLoad"/><draw:image xlink:href="./ObjectReplacements/Object 13" xlink:type="simple" xlink:show="embed" xlink:actuate="onLoad"/></draw:frame></text:span><text:span text:style-name="T5">, </text:span><text:span text:style-name="T5"><draw:frame draw:style-name="fr1" draw:name="Object78" text:anchor-type="as-char" svg:y="-0.1484in" svg:width="1.0783in" svg:height="0.1898in" draw:z-index="67"><draw:object xlink:href="./Object 78" xlink:type="simple" xlink:show="embed" xlink:actuate="onLoad"/><draw:image xlink:href="./ObjectReplacements/Object 78" xlink:type="simple" xlink:show="embed" xlink:actuate="onLoad"/></draw:frame></text:span><text:span text:style-name="T6">and since k is uniformly distributed, </text:span><text:span text:style-name="T5"><draw:frame draw:style-name="fr2" draw:name="Object14" text:anchor-type="as-char" svg:y="-0.172in" svg:width="0.9063in" svg:height="0.2134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"/>
      <text:list xml:id="list211901030393275" text:continue-numbering="true" text:style-name="L1">
        <text:list-item>
          <text:p text:style-name="P30">Is the modified scheme still perfectly secret? If so, prove. Otherwise, give counterexample.</text:p>
        </text:list-item>
      </text:list>
      <text:p text:style-name="P3"/>
      <text:p text:style-name="P4">It is not perfectly secret. Counterexample:</text:p>
      <text:p text:style-name="P4">Find messages <draw:frame draw:style-name="fr2" draw:name="Object4" text:anchor-type="as-char" svg:y="-0.1484in" svg:width="0.8008in" svg:height="0.2091in" draw:z-index="7"><draw:object xlink:href="./Object 4" xlink:type="simple" xlink:show="embed" xlink:actuate="onLoad"/><draw:image xlink:href="./ObjectReplacements/Object 4" xlink:type="simple" xlink:show="embed" xlink:actuate="onLoad"/></draw:frame><text:s/>and ciphertext <text:span text:style-name="T1">c</text:span> such that <draw:frame draw:style-name="fr2" draw:name="Object5" text:anchor-type="as-char" svg:y="-0.152in" svg:width="2.6134in" svg:height="0.2134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4">Let <draw:frame draw:style-name="fr2" draw:name="Object6" text:anchor-type="as-char" svg:y="-0.172in" svg:width="1.3327in" svg:height="0.2327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4">Let <draw:frame draw:style-name="fr2" draw:name="Object7" text:anchor-type="as-char" svg:y="-0.172in" svg:width="0.4366in" svg:height="0.2075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2" draw:name="Object8" text:anchor-type="as-char" svg:y="-0.2437in" svg:width="1.8047in" svg:height="0.4165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><draw:frame draw:style-name="fr2" draw:name="Object9" text:anchor-type="as-char" svg:y="-0.152in" svg:width="1.5016in" svg:height="0.2134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><text:span text:style-name="T35">Therefore the modified scheme is not perfectly secret.</text:span> </text:p>
      <text:p text:style-name="P4"/>
      <text:p text:style-name="P5">Question 2.</text:p>
      <text:list xml:id="list3116020195" text:style-name="L2">
        <text:list-item>
          <text:p text:style-name="P31">Compute <draw:frame draw:style-name="fr2" draw:name="Object10" text:anchor-type="as-char" svg:y="-0.1484in" svg:width="0.7827in" svg:height="0.1898in" draw:z-index="13"><draw:object xlink:href="./Object 10" xlink:type="simple" xlink:show="embed" xlink:actuate="onLoad"/><draw:image xlink:href="./ObjectReplacements/Object 10" xlink:type="simple" xlink:show="embed" xlink:actuate="onLoad"/></draw:frame>.</text:p>
        </text:list-item>
      </text:list>
      <text:p text:style-name="P5"/>
      <text:p text:style-name="P42">With a uniform distribution, <draw:frame draw:style-name="fr2" draw:name="Object18" text:anchor-type="as-char" svg:y="-0.2437in" svg:width="1.3862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/>
      <text:list xml:id="list211902398063944" text:continue-numbering="true" text:style-name="L2">
        <text:list-item>
          <text:p text:style-name="P31">Compute <draw:frame draw:style-name="fr2" draw:name="Object15" text:anchor-type="as-char" svg:y="-0.1484in" svg:width="0.7339in" svg:height="0.18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</text:list-item>
      </text:list>
      <text:p text:style-name="P5"/>
      <text:p text:style-name="P5">(m,k) pairs such that m+k=1: <text:span text:style-name="T7">6</text:span></text:p>
      <text:p text:style-name="P7">Total number of possible pairs: 5*6=30</text:p>
      <text:p text:style-name="P41">Therefore <draw:frame draw:style-name="fr2" draw:name="Object19" text:anchor-type="as-char" svg:y="-0.2437in" svg:width="1.4217in" svg:height="0.392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<text:p text:style-name="P5"/>
      <text:list xml:id="list211902040283042" text:continue-numbering="true" text:style-name="L2">
        <text:list-item>
          <text:p text:style-name="P31">Compute <draw:frame draw:style-name="fr2" draw:name="Object16" text:anchor-type="as-char" svg:y="-0.1484in" svg:width="1.1638in" svg:height="0.192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</text:list-item>
      </text:list>
      <text:p text:style-name="P5"/>
      <text:p text:style-name="P6">(m,k) pairs such that <text:span text:style-name="T8">0</text:span>+k=1: <text:span text:style-name="T8">1</text:span></text:p>
      <text:p text:style-name="P8">Total number of possible <text:span text:style-name="T8">keys: 6</text:span></text:p>
      <text:p text:style-name="P8"><draw:frame draw:style-name="fr2" draw:name="Object21" text:anchor-type="as-char" svg:y="-0.1484in" svg:width="2.1437in" svg:height="0.1925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/>
      <text:list xml:id="list211901543114379" text:continue-numbering="true" text:style-name="L2">
        <text:list-item>
          <text:p text:style-name="P31">Compute <draw:frame draw:style-name="fr2" draw:name="Object17" text:anchor-type="as-char" svg:y="-0.1484in" svg:width="1.1638in" svg:height="0.192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</text:list-item>
      </text:list>
      <text:p text:style-name="P5"/>
      <text:p text:style-name="P6">(m,k) pairs such that <text:span text:style-name="T8">0</text:span>+k=1: <text:span text:style-name="T8">1</text:span></text:p>
      <text:p text:style-name="P40">Total number of possible <text:span text:style-name="T8">keys: 6</text:span></text:p>
      <text:p text:style-name="P5"/>
      <text:list xml:id="list211900615531973" text:continue-numbering="true" text:style-name="L2">
        <text:list-item>
          <text:p text:style-name="P31">Is this scheme perfectly secret? Explain.</text:p>
        </text:list-item>
      </text:list>
      <text:p text:style-name="P5"/>
      <text:p text:style-name="P9">No. <text:span text:style-name="T9">The equality</text:span> <draw:frame draw:style-name="fr2" draw:name="Object20" text:anchor-type="as-char" svg:y="-0.1484in" svg:width="2.078in" svg:height="0.1925in" draw:z-index="20"><draw:object xlink:href="./Object 20" xlink:type="simple" xlink:show="embed" xlink:actuate="onLoad"/><draw:image xlink:href="./ObjectReplacements/Object 20" xlink:type="simple" xlink:show="embed" xlink:actuate="onLoad"/></draw:frame><text:s/><text:span text:style-name="T9">does not hold for this scheme.</text:span></text:p>
      <text:p text:style-name="P10">Choose <draw:frame draw:style-name="fr2" draw:name="Object22" text:anchor-type="as-char" svg:y="-0.1484in" svg:width="0.4252in" svg:height="0.1839in" draw:z-index="21"><draw:object xlink:href="./Object 22" xlink:type="simple" xlink:show="embed" xlink:actuate="onLoad"/><draw:image xlink:href="./ObjectReplacements/Object 22" xlink:type="simple" xlink:show="embed" xlink:actuate="onLoad"/></draw:frame><text:s/>and <draw:frame draw:style-name="fr2" draw:name="Object23" text:anchor-type="as-char" svg:y="-0.1484in" svg:width="0.3846in" svg:height="0.1839in" draw:z-index="22"><draw:object xlink:href="./Object 23" xlink:type="simple" xlink:show="embed" xlink:actuate="onLoad"/><draw:image xlink:href="./ObjectReplacements/Object 23" xlink:type="simple" xlink:show="embed" xlink:actuate="onLoad"/></draw:frame>. </text:p>
      <text:p text:style-name="P10">There are 6 (m,k) combinations for which <draw:frame draw:style-name="fr2" draw:name="Object24" text:anchor-type="as-char" svg:y="-0.152in" svg:width="1.1598in" svg:height="0.2in" draw:z-index="23"><draw:object xlink:href="./Object 24" xlink:type="simple" xlink:show="embed" xlink:actuate="onLoad"/><draw:image xlink:href="./ObjectReplacements/Object 24" xlink:type="simple" xlink:show="embed" xlink:actuate="onLoad"/></draw:frame>. Of those, two have <draw:frame draw:style-name="fr2" draw:name="Object25" text:anchor-type="as-char" svg:y="-0.1484in" svg:width="0.4252in" svg:height="0.1839in" draw:z-index="24"><draw:object xlink:href="./Object 25" xlink:type="simple" xlink:show="embed" xlink:actuate="onLoad"/><draw:image xlink:href="./ObjectReplacements/Object 25" xlink:type="simple" xlink:show="embed" xlink:actuate="onLoad"/></draw:frame>. Therefore <draw:frame draw:style-name="fr2" draw:name="Object26" text:anchor-type="as-char" svg:y="-0.2437in" svg:width="1.7161in" svg:height="0.3929in" draw:z-index="25"><draw:object xlink:href="./Object 26" xlink:type="simple" xlink:show="embed" xlink:actuate="onLoad"/><draw:image xlink:href="./ObjectReplacements/Object 26" xlink:type="simple" xlink:show="embed" xlink:actuate="onLoad"/></draw:frame>.</text:p>
      <text:p text:style-name="P10">The message space has uniform distribution, so <draw:frame draw:style-name="fr2" draw:name="Object27" text:anchor-type="as-char" svg:y="-0.2437in" svg:width="1.4228in" svg:height="0.3929in" draw:z-index="26"><draw:object xlink:href="./Object 27" xlink:type="simple" xlink:show="embed" xlink:actuate="onLoad"/><draw:image xlink:href="./ObjectReplacements/Object 27" xlink:type="simple" xlink:show="embed" xlink:actuate="onLoad"/></draw:frame>.</text:p>
      <text:p text:style-name="P39">Therefore this scheme is not perfectly secret.</text:p>
      <text:p text:style-name="P10"/>
      <text:p text:style-name="P11">Question 3.</text:p>
      <text:p text:style-name="P11"/>
      <text:p text:style-name="P35">Prove or refute that if an encryption scheme is perfectly secret, then for every distribution over the message space <text:span text:style-name="T1">M</text:span>, every <draw:frame draw:style-name="fr2" draw:name="Object83" text:anchor-type="as-char" svg:y="-0.1484in" svg:width="0.8028in" svg:height="0.2091in" draw:z-index="72"><draw:object xlink:href="./Object 83" xlink:type="simple" xlink:show="embed" xlink:actuate="onLoad"/><draw:image xlink:href="./ObjectReplacements/Object 83" xlink:type="simple" xlink:show="embed" xlink:actuate="onLoad"/><svg:desc>formula</svg:desc></draw:frame><text:s/>and every <draw:frame draw:style-name="fr2" draw:name="Object84" text:anchor-type="as-char" svg:y="-0.1484in" svg:width="0.4146in" svg:height="0.1839in" draw:z-index="73"><draw:object xlink:href="./Object 84" xlink:type="simple" xlink:show="embed" xlink:actuate="onLoad"/><draw:image xlink:href="./ObjectReplacements/Object 84" xlink:type="simple" xlink:show="embed" xlink:actuate="onLoad"/><svg:desc>formula</svg:desc></draw:frame><text:s/>the following statement holds: <draw:frame draw:style-name="fr2" draw:name="Object85" text:anchor-type="as-char" svg:y="-0.1484in" svg:width="2.5618in" svg:height="0.2091in" draw:z-index="74"><draw:object xlink:href="./Object 85" xlink:type="simple" xlink:show="embed" xlink:actuate="onLoad"/><draw:image xlink:href="./ObjectReplacements/Object 85" xlink:type="simple" xlink:show="embed" xlink:actuate="onLoad"/><svg:desc>formula</svg:desc></draw:frame>. </text:p>
      <text:p text:style-name="P35"/>
      <text:p text:style-name="P37">Suppose that there is a non-uniform distribution over the message space M. Then there exists <draw:frame draw:style-name="fr2" draw:name="Object79" text:anchor-type="as-char" svg:y="-0.1484in" svg:width="0.8028in" svg:height="0.2091in" draw:z-index="68"><draw:object xlink:href="./Object 79" xlink:type="simple" xlink:show="embed" xlink:actuate="onLoad"/><draw:image xlink:href="./ObjectReplacements/Object 79" xlink:type="simple" xlink:show="embed" xlink:actuate="onLoad"/><svg:desc>formula</svg:desc></draw:frame><text:s/>such that <draw:frame draw:style-name="fr2" draw:name="Object80" text:anchor-type="as-char" svg:y="-0.1484in" svg:width="1.798in" svg:height="0.2091in" draw:z-index="69"><draw:object xlink:href="./Object 80" xlink:type="simple" xlink:show="embed" xlink:actuate="onLoad"/><draw:image xlink:href="./ObjectReplacements/Object 80" xlink:type="simple" xlink:show="embed" xlink:actuate="onLoad"/><svg:desc>formula</svg:desc></draw:frame>. <text:span text:style-name="T38">Since the encryption scheme is perfectly secret, by definition </text:span><text:span text:style-name="T38"><draw:frame draw:style-name="fr2" draw:name="Object81" text:anchor-type="as-char" svg:y="-0.1484in" svg:width="2.078in" svg:height="0.1925in" draw:z-index="7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38"><text:s/></text:span>is true for all m. Supstituting <draw:frame draw:style-name="fr1" draw:name="Object28" text:anchor-type="as-char" svg:y="-0.1484in" svg:width="0.7937in" svg:height="0.2091in" draw:z-index="76"><draw:object xlink:href="./Object 28" xlink:type="simple" xlink:show="embed" xlink:actuate="onLoad"/><draw:image xlink:href="./ObjectReplacements/Object 28" xlink:type="simple" xlink:show="embed" xlink:actuate="onLoad"/></draw:frame><text:s/>for m and plugging into the previous inequality gives <draw:frame draw:style-name="fr2" draw:name="Object82" text:anchor-type="as-char" svg:y="-0.1484in" svg:width="2.5618in" svg:height="0.2091in" draw:z-index="71"><draw:object xlink:href="./Object 82" xlink:type="simple" xlink:show="embed" xlink:actuate="onLoad"/><draw:image xlink:href="./ObjectReplacements/Object 82" xlink:type="simple" xlink:show="embed" xlink:actuate="onLoad"/><svg:desc>formula</svg:desc></draw:frame>. <text:span text:style-name="T35">Therefore </text:span><text:span text:style-name="T35"><draw:frame draw:style-name="fr2" draw:name="Object86" text:anchor-type="as-char" svg:y="-0.1484in" svg:width="2.5618in" svg:height="0.2091in" draw:z-index="7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5"><text:s/>does not hold for every distribution over M for a perfectly secret scheme.</text:span></text:p>
      <text:p text:style-name="P38"><text:span text:style-name="T24"/></text:p>
      <text:p text:style-name="P19"/>
      <text:p text:style-name="P19">Question 4.</text:p>
      <text:p text:style-name="P19"/>
      <text:p text:style-name="P14"><text:span text:style-name="T13">Consider the encryption scheme that encrypts one-bit messages using a uniformly </text:span><text:span text:style-name="T18">chosen one-bit key and produces a 2-bit ciphertext where </text:span><text:span text:style-name="T18"><draw:frame draw:style-name="fr2" draw:name="Object38" text:anchor-type="as-char" svg:y="-0.152in" svg:width="1.4346in" svg:height="0.2134in" draw:z-index="27"><draw:object xlink:href="./Object 38" xlink:type="simple" xlink:show="embed" xlink:actuate="onLoad"/><draw:image xlink:href="./ObjectReplacements/Object 38" xlink:type="simple" xlink:show="embed" xlink:actuate="onLoad"/></draw:frame></text:span><text:span text:style-name="T18"><text:s/>where </text:span><text:span text:style-name="T18"><draw:frame draw:style-name="fr2" draw:name="Object39" text:anchor-type="as-char" svg:y="-0.1484in" svg:width="1.1366in" svg:height="0.1898in" draw:z-index="28"><draw:object xlink:href="./Object 39" xlink:type="simple" xlink:show="embed" xlink:actuate="onLoad"/><draw:image xlink:href="./ObjectReplacements/Object 39" xlink:type="simple" xlink:show="embed" xlink:actuate="onLoad"/></draw:frame></text:span><text:span text:style-name="T18"><text:s/>and </text:span><text:span text:style-name="T18"><draw:frame draw:style-name="fr2" draw:name="Object40" text:anchor-type="as-char" svg:y="-0.1484in" svg:width="1.1327in" svg:height="0.1898in" draw:z-index="2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list xml:id="list3749050233" text:style-name="L3">
        <text:list-item>
          <text:p text:style-name="P32">Is this encryption scheme perfectly secret?</text:p>
        </text:list-item>
      </text:list>
      <text:p text:style-name="P14"/>
      <text:p text:style-name="P16">By the second definition of perfect secrecy, the following statement must hold for every <draw:frame draw:style-name="fr2" draw:name="Object50" text:anchor-type="as-char" svg:y="-0.1484in" svg:width="1.3811in" svg:height="0.1839in" draw:z-index="39"><draw:object xlink:href="./Object 50" xlink:type="simple" xlink:show="embed" xlink:actuate="onLoad"/><draw:image xlink:href="./ObjectReplacements/Object 50" xlink:type="simple" xlink:show="embed" xlink:actuate="onLoad"/></draw:frame>: <draw:frame draw:style-name="fr2" draw:name="Object51" text:anchor-type="as-char" svg:y="-0.152in" svg:width="2.5756in" svg:height="0.2134in" draw:z-index="40"><draw:object xlink:href="./Object 51" xlink:type="simple" xlink:show="embed" xlink:actuate="onLoad"/><draw:image xlink:href="./ObjectReplacements/Object 51" xlink:type="simple" xlink:show="embed" xlink:actuate="onLoad"/></draw:frame>.</text:p>
      <text:p text:style-name="P16"/>
      <text:p text:style-name="P17">Select arbitrary <draw:frame draw:style-name="fr2" draw:name="Object52" text:anchor-type="as-char" svg:y="-0.1484in" svg:width="2.1693in" svg:height="0.1839in" draw:z-index="41"><draw:object xlink:href="./Object 52" xlink:type="simple" xlink:show="embed" xlink:actuate="onLoad"/><draw:image xlink:href="./ObjectReplacements/Object 52" xlink:type="simple" xlink:show="embed" xlink:actuate="onLoad"/></draw:frame>. <text:s/><text:span text:style-name="T30">Let </text:span><text:span text:style-name="T30"><draw:frame draw:style-name="fr2" draw:name="Object54" text:anchor-type="as-char" svg:y="-0.1484in" svg:width="0.6256in" svg:height="0.2091in" draw:z-index="42"><draw:object xlink:href="./Object 54" xlink:type="simple" xlink:show="embed" xlink:actuate="onLoad"/><draw:image xlink:href="./ObjectReplacements/Object 54" xlink:type="simple" xlink:show="embed" xlink:actuate="onLoad"/></draw:frame></text:span><text:span text:style-name="T30"><text:s/>where </text:span><text:span text:style-name="T30"><draw:frame draw:style-name="fr2" draw:name="Object55" text:anchor-type="as-char" svg:y="-0.1484in" svg:width="0.7063in" svg:height="0.2091in" draw:z-index="43"><draw:object xlink:href="./Object 55" xlink:type="simple" xlink:show="embed" xlink:actuate="onLoad"/><draw:image xlink:href="./ObjectReplacements/Object 55" xlink:type="simple" xlink:show="embed" xlink:actuate="onLoad"/></draw:frame></text:span><text:span text:style-name="T30"><text:s/>and</text:span><text:span text:style-name="T3"> c</text:span><text:span text:style-name="T12">1</text:span><text:span text:style-name="T20"> is the randomly chosen bit.</text:span><text:span text:style-name="T30"> </text:span><text:span text:style-name="T29">For each of </text:span><text:span text:style-name="T29"><draw:frame draw:style-name="fr2" draw:name="Object53" text:anchor-type="as-char" svg:y="-0.1484in" svg:width="0.7543in" svg:height="0.1839in" draw:z-index="44"><draw:object xlink:href="./Object 53" xlink:type="simple" xlink:show="embed" xlink:actuate="onLoad"/><draw:image xlink:href="./ObjectReplacements/Object 53" xlink:type="simple" xlink:show="embed" xlink:actuate="onLoad"/></draw:frame></text:span><text:span text:style-name="T29"><text:s/>there is one key </text:span><text:span text:style-name="T30">that will generate </text:span><text:span text:style-name="T3">c</text:span><text:span text:style-name="T12">0</text:span><text:span text:style-name="T20">. That key is selected with probablility 0.5. </text:span><text:span text:style-name="T16">c</text:span><text:span text:style-name="T12">0</text:span><text:span text:style-name="T20"> is selected independently of the message or key. </text:span><text:span text:style-name="T26">Both of these selection probabilities are independent of the message, therefore <text:s/></text:span><text:span text:style-name="T26"><draw:frame draw:style-name="fr2" draw:name="Object56" text:anchor-type="as-char" svg:y="-0.152in" svg:width="2.5756in" svg:height="0.2134in" draw:z-index="4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6">.</text:span></text:p>
      <text:p text:style-name="P14"/>
      <text:list xml:id="list211900569424351" text:continue-numbering="true" text:style-name="L3">
        <text:list-item>
          <text:p text:style-name="P33">Is it t<text:span text:style-name="T27">rue that for every ciphertexts </text:span><text:span text:style-name="T27"><draw:frame draw:style-name="fr2" draw:name="Object41" text:anchor-type="as-char" svg:y="-0.1484in" svg:width="0.4244in" svg:height="0.2091in" draw:z-index="30"><draw:object xlink:href="./Object 41" xlink:type="simple" xlink:show="embed" xlink:actuate="onLoad"/><draw:image xlink:href="./ObjectReplacements/Object 41" xlink:type="simple" xlink:show="embed" xlink:actuate="onLoad"/></draw:frame></text:span><text:span text:style-name="T27"><text:s/>the equality </text:span><text:span text:style-name="T27"><draw:frame draw:style-name="fr2" draw:name="Object42" text:anchor-type="as-char" svg:y="-0.1484in" svg:width="1.628in" svg:height="0.2091in" draw:z-index="31"><draw:object xlink:href="./Object 42" xlink:type="simple" xlink:show="embed" xlink:actuate="onLoad"/><draw:image xlink:href="./ObjectReplacements/Object 42" xlink:type="simple" xlink:show="embed" xlink:actuate="onLoad"/></draw:frame></text:span><text:span text:style-name="T27"><text:s/>holds?</text:span></text:p>
        </text:list-item>
      </text:list>
      <text:p text:style-name="P14"/>
      <text:p text:style-name="P15">No. <text:span text:style-name="T28">Let </text:span><text:span text:style-name="T28"><draw:frame draw:style-name="fr2" draw:name="Object43" text:anchor-type="as-char" svg:y="-0.1484in" svg:width="0.7311in" svg:height="0.2091in" draw:z-index="32"><draw:object xlink:href="./Object 43" xlink:type="simple" xlink:show="embed" xlink:actuate="onLoad"/><draw:image xlink:href="./ObjectReplacements/Object 43" xlink:type="simple" xlink:show="embed" xlink:actuate="onLoad"/></draw:frame></text:span><text:span text:style-name="T28"><text:s/>and </text:span><text:span text:style-name="T28"><draw:frame draw:style-name="fr2" draw:name="Object44" text:anchor-type="as-char" svg:y="-0.1484in" svg:width="0.3937in" svg:height="0.1839in" draw:z-index="33"><draw:object xlink:href="./Object 44" xlink:type="simple" xlink:show="embed" xlink:actuate="onLoad"/><draw:image xlink:href="./ObjectReplacements/Object 44" xlink:type="simple" xlink:show="embed" xlink:actuate="onLoad"/></draw:frame></text:span><text:span text:style-name="T28">. Encrypting </text:span><text:span text:style-name="T2">m</text:span><text:span text:style-name="T11">1 </text:span><text:span text:style-name="T19">and </text:span><text:span text:style-name="T15">m</text:span><text:span text:style-name="T11">2</text:span><text:span text:style-name="T19"> with </text:span><text:span text:style-name="T15">k</text:span><text:span text:style-name="T19"> will result in </text:span><text:span text:style-name="T19"><draw:frame draw:style-name="fr2" draw:name="Object45" text:anchor-type="as-char" svg:y="-0.1484in" svg:width="0.522in" svg:height="0.2091in" draw:z-index="34"><draw:object xlink:href="./Object 45" xlink:type="simple" xlink:show="embed" xlink:actuate="onLoad"/><draw:image xlink:href="./ObjectReplacements/Object 45" xlink:type="simple" xlink:show="embed" xlink:actuate="onLoad"/></draw:frame></text:span><text:span text:style-name="T19"><text:s/>and </text:span><text:span text:style-name="T19"><draw:frame draw:style-name="fr2" draw:name="Object46" text:anchor-type="as-char" svg:y="-0.1484in" svg:width="0.5201in" svg:height="0.2091in" draw:z-index="3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9">, where </text:span><text:span text:style-name="T19"><draw:frame draw:style-name="fr2" draw:name="Object47" text:anchor-type="as-char" svg:y="-0.1484in" svg:width="1.2161in" svg:height="0.2091in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9"><text:s/>and </text:span><text:span text:style-name="T19"><draw:frame draw:style-name="fr2" draw:name="Object48" text:anchor-type="as-char" svg:y="-0.1484in" svg:width="1.2161in" svg:height="0.2091in" draw:z-index="3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. </text:span><text:span text:style-name="T25">Therefore </text:span><text:span text:style-name="T25"><draw:frame draw:style-name="fr2" draw:name="Object49" text:anchor-type="as-char" svg:y="-0.1484in" svg:width="1.628in" svg:height="0.2091in" draw:z-index="3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5"><text:s/>does not hold for every ciphertext.</text:span></text:p>
      <text:p text:style-name="P20"/>
      <text:p text:style-name="P18"><text:span text:style-name="T19">Q</text:span><text:span text:style-name="T13">uestion 5.</text:span></text:p>
      <text:p text:style-name="P22"/>
      <text:p text:style-name="P26">Let <draw:frame draw:style-name="fr2" draw:name="Object67" text:anchor-type="as-char" svg:y="-0.1181in" svg:width="0.2154in" svg:height="0.1256in" draw:z-index="48"><draw:object xlink:href="./Object 67" xlink:type="simple" xlink:show="embed" xlink:actuate="onLoad"/><draw:image xlink:href="./ObjectReplacements/Object 67" xlink:type="simple" xlink:show="embed" xlink:actuate="onLoad"/></draw:frame><text:s/>be the Vigenere cipher where M is the set of all 3-char lowercase english strings. A key is generated by uniformly choosing <draw:frame draw:style-name="fr2" draw:name="Object68" text:anchor-type="as-char" svg:y="-0.1484in" svg:width="0.7339in" svg:height="0.1937in" draw:z-index="49"><draw:object xlink:href="./Object 68" xlink:type="simple" xlink:show="embed" xlink:actuate="onLoad"/><draw:image xlink:href="./ObjectReplacements/Object 68" xlink:type="simple" xlink:show="embed" xlink:actuate="onLoad"/></draw:frame><text:s/>and then letting the key be a uniformly chosen random string of length <text:span text:style-name="T1">t</text:span>.</text:p>
      <text:p text:style-name="P26"/>
      <text:p text:style-name="P26">Consider an adversary A that outputs <draw:frame draw:style-name="fr2" draw:name="Object69" text:anchor-type="as-char" svg:y="-0.1484in" svg:width="1.5862in" svg:height="0.2091in" draw:z-index="56"><draw:object xlink:href="./Object 69" xlink:type="simple" xlink:show="embed" xlink:actuate="onLoad"/><draw:image xlink:href="./ObjectReplacements/Object 69" xlink:type="simple" xlink:show="embed" xlink:actuate="onLoad"/></draw:frame>. When the adversary is given ciphertext <text:span text:style-name="T1">c</text:span>, it outputs 0 if the first character of c is the same as the second character of c. Otherwise it outputs 1.</text:p>
      <text:p text:style-name="P21"/>
      <text:p text:style-name="P23">Compute the value of <draw:frame draw:style-name="fr2" draw:name="Object57" text:anchor-type="as-char" svg:y="-0.2181in" svg:width="1.3937in" svg:height="0.3772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3"/>
      <text:p text:style-name="P23"><draw:frame draw:style-name="fr2" draw:name="Object70" text:anchor-type="as-char" svg:y="-0.7193in" svg:width="3.928in" svg:height="1.3807in" draw:z-index="5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23"/>
      <text:p text:style-name="P27">When b=0, i.e. when <draw:frame draw:style-name="fr2" draw:name="Object71" text:anchor-type="as-char" svg:y="-0.1484in" svg:width="0.6516in" svg:height="0.2091in" draw:z-index="60"><draw:object xlink:href="./Object 71" xlink:type="simple" xlink:show="embed" xlink:actuate="onLoad"/><draw:image xlink:href="./ObjectReplacements/Object 71" xlink:type="simple" xlink:show="embed" xlink:actuate="onLoad"/><svg:desc>formula</svg:desc></draw:frame><text:s/>is encrypted, then the first <text:span text:style-name="T33">encrypted </text:span>character equals the second if 1) <text:span text:style-name="T32">t=1, or 2) t=2 or t=3 and the first two characters of the key are equal. The former occurs with probability </text:span><text:span text:style-name="T32"><draw:frame draw:style-name="fr2" draw:name="Object72" text:anchor-type="as-char" svg:y="-0.2437in" svg:width="0.198in" svg:height="0.3929in" draw:z-index="61"><draw:object xlink:href="./Object 72" xlink:type="simple" xlink:show="embed" xlink:actuate="onLoad"/><draw:image xlink:href="./ObjectReplacements/Object 72" xlink:type="simple" xlink:show="embed" xlink:actuate="onLoad"/></draw:frame></text:span><text:span text:style-name="T32"><text:s/>and the latter with probablility </text:span><text:span text:style-name="T32"><draw:frame draw:style-name="fr2" draw:name="Object73" text:anchor-type="as-char" svg:y="-0.2437in" svg:width="0.198in" svg:height="0.3929in" draw:z-index="62"><draw:object xlink:href="./Object 73" xlink:type="simple" xlink:show="embed" xlink:actuate="onLoad"/><draw:image xlink:href="./ObjectReplacements/Object 73" xlink:type="simple" xlink:show="embed" xlink:actuate="onLoad"/></draw:frame></text:span><text:span text:style-name="T32">.</text:span></text:p>
      <text:p text:style-name="P27"/>
      <text:p text:style-name="P27"><draw:frame draw:style-name="fr2" draw:name="Object74" text:anchor-type="as-char" svg:y="-0.2437in" svg:width="2.8362in" svg:height="0.3929in" draw:z-index="63"><draw:object xlink:href="./Object 74" xlink:type="simple" xlink:show="embed" xlink:actuate="onLoad"/><draw:image xlink:href="./ObjectReplacements/Object 74" xlink:type="simple" xlink:show="embed" xlink:actuate="onLoad"/></draw:frame></text:p>
      <text:p text:style-name="P27"/>
      <text:p text:style-name="P28"><text:span text:style-name="T21">When b=1, </text:span><text:span text:style-name="T22">i.e. when </text:span><text:span text:style-name="T23"><draw:frame draw:style-name="fr2" draw:name="Object76" text:anchor-type="as-char" svg:y="-0.1484in" svg:width="0.6484in" svg:height="0.2091in" draw:z-index="64"><draw:object xlink:href="./Object 76" xlink:type="simple" xlink:show="embed" xlink:actuate="onLoad"/><draw:image xlink:href="./ObjectReplacements/Object 76" xlink:type="simple" xlink:show="embed" xlink:actuate="onLoad"/></draw:frame></text:span><text:span text:style-name="T23"><text:s/></text:span>is en<text:span text:style-name="T33">crypted, then the first encrypted character equals the second if t=2 or t=3 and the </text:span><text:span text:style-name="T34">first</text:span><text:span text:style-name="T33"> character of the key is one greater than the </text:span><text:span text:style-name="T34">second</text:span><text:span text:style-name="T33"> character.</text:span></text:p>
      <text:p text:style-name="P27"><draw:frame draw:style-name="fr2" draw:name="Object75" text:anchor-type="as-char" svg:y="-0.2437in" svg:width="4.6693in" svg:height="0.3929in" draw:z-index="6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><draw:frame draw:style-name="fr2" draw:name="Object77" text:anchor-type="as-char" svg:y="-0.2437in" svg:width="3.5917in" svg:height="0.4028in" draw:z-index="6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7"/>
      <text:p text:style-name="P27">* <text:span text:style-name="T37">Libreoffice Writer doesn’t allow formula objects to be underlined</text:span></text:p>
      <text:p text:style-name="P27"/>
      <text:p text:style-name="P27"/>
      <text:p text:style-name="P22"/>
      <text:p text:style-name="P22">Question 6.</text:p>
      <text:p text:style-name="P22"/>
      <text:p text:style-name="P22">Given two 40-bit ciphertexts encrypted using the same key with the one-time pad scheme:</text:p>
      <text:p text:style-name="P22">c 1 = 11111001 01111001 11001100 00010111 10000110</text:p>
      <text:p text:style-name="P22">and</text:p>
      <text:p text:style-name="P22">c 2 = 11111010 01100111 11011101 00001001 10001000.</text:p>
      <text:p text:style-name="P22"/>
      <text:p text:style-name="P22">Also, given that either c1 is an encryption of ‘alpha’ and c2 of ‘bravo’ OR c1 of ‘delta’ and c2 of ‘gamma’. Anwer the following:</text:p>
      <text:p text:style-name="P22"/>
      <text:list xml:id="list2982365241" text:style-name="L4">
        <text:list-item>
          <text:p text:style-name="P43">Which of the two choices is correct?</text:p>
        </text:list-item>
        <text:list-item>
          <text:p text:style-name="P43">What is the 40-bit key used, in hex notation?</text:p>
        </text:list-item>
      </text:list>
      <text:p text:style-name="P22"/>
      <text:p text:style-name="P24">One of the two following pairs of equations must be true:</text:p>
      <text:p text:style-name="P24">Either</text:p>
      <text:p text:style-name="P24"><draw:frame draw:style-name="fr2" draw:name="Object58" text:anchor-type="as-char" svg:y="-0.1484in" svg:width="1.4681in" svg:height="0.2091in" draw:z-index="51"><draw:object xlink:href="./Object 61" xlink:type="simple" xlink:show="embed" xlink:actuate="onLoad"/><draw:image xlink:href="./ObjectReplacements/Object 61" xlink:type="simple" xlink:show="embed" xlink:actuate="onLoad"/><svg:desc>formula</svg:desc></draw:frame><text:s/>and <draw:frame draw:style-name="fr2" draw:name="Object59" text:anchor-type="as-char" svg:y="-0.1484in" svg:width="1.4272in" svg:height="0.2091in" draw:z-index="55"><draw:object xlink:href="./Object 62" xlink:type="simple" xlink:show="embed" xlink:actuate="onLoad"/><draw:image xlink:href="./ObjectReplacements/Object 62" xlink:type="simple" xlink:show="embed" xlink:actuate="onLoad"/><svg:desc>formula</svg:desc></draw:frame><text:s/>which combines into <draw:frame draw:style-name="fr2" draw:name="Object60" text:anchor-type="as-char" svg:y="-0.1484in" svg:width="0.9646in" svg:height="0.2091in" draw:z-index="5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4">or</text:p>
      <text:p text:style-name="P24"><draw:frame draw:style-name="fr2" draw:name="Object61" text:anchor-type="as-char" svg:y="-0.1484in" svg:width="1.4201in" svg:height="0.2091in" draw:z-index="46"><draw:object xlink:href="./Object 58" xlink:type="simple" xlink:show="embed" xlink:actuate="onLoad"/><draw:image xlink:href="./ObjectReplacements/Object 58" xlink:type="simple" xlink:show="embed" xlink:actuate="onLoad"/><svg:desc>formula</svg:desc></draw:frame><text:s/>and <draw:frame draw:style-name="fr2" draw:name="Object62" text:anchor-type="as-char" svg:y="-0.1484in" svg:width="1.4638in" svg:height="0.2091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/>which combines into <draw:frame draw:style-name="fr2" draw:name="Object63" text:anchor-type="as-char" svg:y="-0.1484in" svg:width="0.9602in" svg:height="0.2091in" draw:z-index="5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2"/>
      <text:p text:style-name="P24">I wrote a python script to answer this. Here is the output: </text:p>
      <text:p text:style-name="P24"/>
      <text:p text:style-name="P24">alpha: 01100001 01101100 01110000 01101000 01100001 </text:p>
      <text:p text:style-name="P24">bravo: 01100010 01110010 01100001 01110110 01101111 </text:p>
      <text:p text:style-name="P24">delta: 01100100 01100101 01101100 01110100 01100001 </text:p>
      <text:p text:style-name="P24">gamma: 11111001 01111001 11001100 00010111 10000110</text:p>
      <text:p text:style-name="P24">c1 <text:s text:c="2"/>: 11111010 01100111 11011101 00001001 10001000</text:p>
      <text:p text:style-name="P24">c2 <text:s text:c="2"/>: 01100111 01100001 01101101 01101101 01100001 </text:p>
      <text:p text:style-name="P24"/>
      <text:p text:style-name="P24">c1 xor alpha</text:p>
      <text:p text:style-name="P24">key <text:s/>: 10011000 00010101 10111100 01111111 11100111</text:p>
      <text:p text:style-name="P24"/>
      <text:p text:style-name="P24">c2 xor bravo</text:p>
      <text:p text:style-name="P24">key <text:s/>: 10011000 00010101 10111100 01111111 11100111</text:p>
      <text:p text:style-name="P24"/>
      <text:p text:style-name="P24">c1 xor delta</text:p>
      <text:p text:style-name="P24">key <text:s/>: 10011101 00011100 10100000 01100011 11100111</text:p>
      <text:p text:style-name="P24"/>
      <text:p text:style-name="P24">c<text:span text:style-name="T31">2</text:span> xor gamma</text:p>
      <text:p text:style-name="P24">key <text:s/>: 10011101 00000110 10110000 01100100 11101001</text:p>
      <text:p text:style-name="P24"/>
      <text:p text:style-name="P24">The keys for </text:p>
      <text:p text:style-name="P24"><draw:frame draw:style-name="fr2" draw:name="Object64" text:anchor-type="as-char" svg:y="-0.1484in" svg:width="0.439in" svg:height="0.2091in" draw:z-index="52"><draw:object xlink:href="./Object 64" xlink:type="simple" xlink:show="embed" xlink:actuate="onLoad"/><draw:image xlink:href="./ObjectReplacements/Object 64" xlink:type="simple" xlink:show="embed" xlink:actuate="onLoad"/><svg:desc>formula</svg:desc></draw:frame><text:s/>and <draw:frame draw:style-name="fr2" draw:name="Object65" text:anchor-type="as-char" svg:y="-0.1484in" svg:width="0.461in" svg:height="0.2091in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text:s/>do not match! Only <draw:frame draw:style-name="fr2" draw:name="Object66" text:anchor-type="as-char" svg:y="-0.1484in" svg:width="0.9646in" svg:height="0.2091in" draw:z-index="54"><draw:object xlink:href="./Object 66" xlink:type="simple" xlink:show="embed" xlink:actuate="onLoad"/><draw:image xlink:href="./ObjectReplacements/Object 66" xlink:type="simple" xlink:show="embed" xlink:actuate="onLoad"/><svg:desc>formula</svg:desc></draw:frame><text:s/>holds. <text:span text:style-name="T36">Therefore c1 is an encryption of ‘alpha’ and c2 is an encryption of ‘bravo’.</text:span></text:p>
      <text:p text:style-name="P24"/>
      <text:p text:style-name="P25">The key is:</text:p>
      <text:p text:style-name="P45">9D 06 B0 64 E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40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2:51:42.706709452</meta:creation-date>
    <dc:date>2022-09-26T21:19:00.213581721</dc:date>
    <meta:editing-duration>P1DT2H41M16S</meta:editing-duration>
    <meta:editing-cycles>17</meta:editing-cycles>
    <meta:generator>LibreOffice/7.0.4.2$Linux_X86_64 LibreOffice_project/00$Build-2</meta:generator>
    <meta:document-statistic meta:table-count="0" meta:image-count="0" meta:object-count="77" meta:page-count="1" meta:paragraph-count="86" meta:word-count="812" meta:character-count="4675" meta:non-whitespace-character-count="3890"/>
  </office:meta>
</office:document-meta>
</file>

<file path=Object 1/content.xml><?xml version="1.0" encoding="utf-8"?>
<math xmlns="http://www.w3.org/1998/Math/MathML" display="block">
  <semantics>
    <mrow>
      <mi>n</mi>
      <mo stretchy="false">∈</mo>
      <msup>
        <mi mathvariant="normal">ℤ</mi>
        <mtext>+</mtext>
      </msup>
    </mrow>
    <annotation encoding="StarMath 5.0">n in  setZ^{"+"}</annotation>
  </semantics>
</math>
</file>

<file path=Object 10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>M</mi>
            <mo stretchy="false">=</mo>
            <mn>0</mn>
          </mrow>
        </mrow>
        <mo fence="true" stretchy="false">]</mo>
      </mrow>
    </mrow>
    <annotation encoding="StarMath 5.0">Pr[ M=0 ]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row>
          <mn>1</mn>
          <mo stretchy="false">⋅</mo>
          <msup>
            <mn>0</mn>
            <mrow>
              <mi>n</mi>
              <mo stretchy="false">−</mo>
              <mn>1</mn>
            </mrow>
          </msup>
        </mrow>
      </mrow>
      <mi>,</mi>
      <mrow>
        <mi>m</mi>
        <mo stretchy="false">=</mo>
        <mrow>
          <mn>0</mn>
          <mo stretchy="false">⋅</mo>
          <msup>
            <mn>1</mn>
            <mrow>
              <mi>n</mi>
              <mo stretchy="false">−</mo>
              <mn>1</mn>
            </mrow>
          </msup>
        </mrow>
      </mrow>
    </mrow>
    <annotation encoding="StarMath 5.0">k=1 cdot 0^{n-1}, m=0 cdot 1^{n-1}</annotation>
  </semantics>
</math>
</file>

<file path=Object 12/content.xml><?xml version="1.0" encoding="utf-8"?>
<math xmlns="http://www.w3.org/1998/Math/MathML" display="block">
  <semantics>
    <msup>
      <mn>1</mn>
      <mi>n</mi>
    </msup>
    <annotation encoding="StarMath 5.0">1^n</annotation>
  </semantics>
</math>
</file>

<file path=Object 13/content.xml><?xml version="1.0" encoding="utf-8"?>
<math xmlns="http://www.w3.org/1998/Math/MathML" display="block">
  <semantics>
    <mrow>
      <mrow>
        <mi>k</mi>
        <mo stretchy="false">∈</mo>
        <mi>K</mi>
      </mrow>
      <mi>,</mi>
      <mrow>
        <mi>m</mi>
        <mo stretchy="false">∈</mo>
        <mi>M</mi>
      </mrow>
    </mrow>
    <annotation encoding="StarMath 5.0">k in K, m in M</annotation>
  </semantics>
</math>
</file>

<file path=Object 14/content.xml><?xml version="1.0" encoding="utf-8"?>
<math xmlns="http://www.w3.org/1998/Math/MathML" display="block">
  <semantics>
    <mrow>
      <mi mathvariant="italic">Pr</mi>
      <mrow>
        <mrow>
          <mo fence="true" form="prefix" stretchy="false">[</mo>
          <mrow>
            <mrow>
              <mi>C</mi>
              <mo stretchy="false">=</mo>
              <msup>
                <mn>1</mn>
                <mi>n</mi>
              </msup>
            </mrow>
          </mrow>
          <mo fence="true" form="postfix" stretchy="false">]</mo>
        </mrow>
        <mo stretchy="false">&gt;</mo>
        <mn>0</mn>
      </mrow>
    </mrow>
    <annotation encoding="StarMath 5.0">Pr[ C = 1^n ] &gt; 0</annotation>
  </semantics>
</math>
</file>

<file path=Object 15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>C</mi>
            <mo stretchy="false">=</mo>
            <mn>1</mn>
          </mrow>
        </mrow>
        <mo fence="true" stretchy="false">]</mo>
      </mrow>
    </mrow>
    <annotation encoding="StarMath 5.0">Pr[ C=1 ]</annotation>
  </semantics>
</math>
</file>

<file path=Object 16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>C</mi>
            <mo stretchy="false">=</mo>
            <mn>1</mn>
            <mo stretchy="false">∣</mo>
            <mi>M</mi>
            <mo stretchy="false">=</mo>
            <mn>0</mn>
          </mrow>
        </mrow>
        <mo fence="true" stretchy="false">]</mo>
      </mrow>
    </mrow>
    <annotation encoding="StarMath 5.0">Pr[ C=1 divides M=0 ]</annotation>
  </semantics>
</math>
</file>

<file path=Object 17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>M</mi>
            <mo stretchy="false">=</mo>
            <mn>0</mn>
            <mo stretchy="false">∣</mo>
            <mi>C</mi>
            <mo stretchy="false">=</mo>
            <mn>1</mn>
          </mrow>
        </mrow>
        <mo fence="true" stretchy="false">]</mo>
      </mrow>
    </mrow>
    <annotation encoding="StarMath 5.0">Pr[ M=0 divides C=1 ]</annotation>
  </semantics>
</math>
</file>

<file path=Object 18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n>0</mn>
            </mrow>
          </mrow>
          <mo fence="true" stretchy="false">]</mo>
        </mrow>
        <mo stretchy="false">=</mo>
        <mfrac>
          <mn>1</mn>
          <mn>5</mn>
        </mfrac>
        <mo stretchy="false">=</mo>
        <mn>0.2</mn>
      </mrow>
    </mrow>
    <annotation encoding="StarMath 5.0">Pr[ M=0 ] = 1 over 5 = 0.2</annotation>
  </semantics>
</math>
</file>

<file path=Object 19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C</mi>
              <mo stretchy="false">=</mo>
              <mn>1</mn>
            </mrow>
          </mrow>
          <mo fence="true" stretchy="false">]</mo>
        </mrow>
        <mo stretchy="false">=</mo>
        <mfrac>
          <mn>6</mn>
          <mn>30</mn>
        </mfrac>
        <mo stretchy="false">=</mo>
        <mn>0.2</mn>
      </mrow>
    </mrow>
    <annotation encoding="StarMath 5.0">Pr[ C=1 ] = 6 over 30 = 0.2</annotation>
  </semantics>
</math>
</file>

<file path=Object 2/content.xml><?xml version="1.0" encoding="utf-8"?>
<math xmlns="http://www.w3.org/1998/Math/MathML" display="block">
  <semantics>
    <msup>
      <mn>1</mn>
      <mi>n</mi>
    </msup>
    <annotation encoding="StarMath 5.0">1^n</annotation>
  </semantics>
</math>
</file>

<file path=Object 20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i>m</mi>
              <mo stretchy="false">∣</mo>
              <mi>C</mi>
              <mo stretchy="false">=</mo>
              <mi>c</mi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M</mi>
            <mo stretchy="false">=</mo>
            <mi>m</mi>
          </mrow>
        </mrow>
        <mo fence="true" stretchy="false">]</mo>
      </mrow>
    </mrow>
    <annotation encoding="StarMath 5.0">Pr[ M=m divides C=c ]=Pr[ M=m ]</annotation>
  </semantics>
</math>
</file>

<file path=Object 21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C</mi>
              <mo stretchy="false">=</mo>
              <mn>1</mn>
              <mo stretchy="false">∣</mo>
              <mi>M</mi>
              <mo stretchy="false">=</mo>
              <mn>0</mn>
            </mrow>
          </mrow>
          <mo fence="true" stretchy="false">]</mo>
        </mrow>
        <mo stretchy="false">=</mo>
        <mrow>
          <mn>1</mn>
          <mo stretchy="false">/</mo>
          <mn>6</mn>
        </mrow>
        <mo stretchy="false">=</mo>
        <mn>0.1666</mn>
      </mrow>
    </mrow>
    <annotation encoding="StarMath 5.0">Pr[ C=1 divides M=0 ] = 1/6 = 0.1666</annotation>
  </semantics>
</math>
</file>

<file path=Object 22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3/content.xml><?xml version="1.0" encoding="utf-8"?>
<math xmlns="http://www.w3.org/1998/Math/MathML" display="block">
  <semantics>
    <mrow>
      <mi>c</mi>
      <mo stretchy="false">=</mo>
      <mn>1</mn>
    </mrow>
    <annotation encoding="StarMath 5.0">c=1</annotation>
  </semantics>
</math>
</file>

<file path=Object 24/content.xml><?xml version="1.0" encoding="utf-8"?>
<math xmlns="http://www.w3.org/1998/Math/MathML" display="block">
  <semantics>
    <mrow>
      <mrow>
        <mi>m</mi>
        <mo stretchy="false">+</mo>
        <mi>k</mi>
      </mrow>
      <mrow>
        <mrow>
          <mo fence="true" stretchy="false">(</mo>
          <mrow>
            <mrow>
              <mi mathvariant="italic">mod</mi>
              <mn>5</mn>
            </mrow>
          </mrow>
          <mo fence="true" stretchy="false">)</mo>
        </mrow>
        <mo stretchy="false">=</mo>
        <mn>1</mn>
      </mrow>
    </mrow>
    <annotation encoding="StarMath 5.0">m+k(mod 5) = 1</annotation>
  </semantics>
</math>
</file>

<file path=Object 25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6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i>m</mi>
              <mo stretchy="false">∣</mo>
              <mi>C</mi>
              <mo stretchy="false">=</mo>
              <mi>c</mi>
            </mrow>
          </mrow>
          <mo fence="true" stretchy="false">]</mo>
        </mrow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r[ M=m divides C=c ] = 2 over 6 = 1 over 3</annotation>
  </semantics>
</math>
</file>

<file path=Object 27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i>m</mi>
            </mrow>
          </mrow>
          <mo fence="true" stretchy="false">]</mo>
        </mrow>
        <mo stretchy="false">=</mo>
        <mfrac>
          <mn>1</mn>
          <mn>5</mn>
        </mfrac>
        <mo stretchy="false">=</mo>
        <mn>0.2</mn>
      </mrow>
    </mrow>
    <annotation encoding="StarMath 5.0">Pr[ M=m ]= 1 over 5 =0.2</annotation>
  </semantics>
</math>
</file>

<file path=Object 28/content.xml><?xml version="1.0" encoding="utf-8"?>
<math xmlns="http://www.w3.org/1998/Math/MathML" display="block">
  <semantics>
    <mrow>
      <msub>
        <mi>m</mi>
        <mn>0</mn>
      </msub>
      <mtext> and </mtext>
      <msub>
        <mi>m</mi>
        <mn>1</mn>
      </msub>
    </mrow>
    <annotation encoding="StarMath 5.0">m_0 " and " m_1</annotation>
  </semantics>
</math>
</file>

<file path=Object 3/content.xml><?xml version="1.0" encoding="utf-8"?>
<math xmlns="http://www.w3.org/1998/Math/MathML" display="block">
  <semantics>
    <mrow>
      <mi mathvariant="italic">Pr</mi>
      <mrow>
        <mrow>
          <mo fence="true" form="prefix" stretchy="false">[</mo>
          <mrow>
            <mrow>
              <mi>C</mi>
              <mo stretchy="false">=</mo>
              <msup>
                <mn>1</mn>
                <mi>n</mi>
              </msup>
            </mrow>
          </mrow>
          <mo fence="true" form="postfix" stretchy="false">]</mo>
        </mrow>
        <mo stretchy="false">=</mo>
        <mn>0</mn>
      </mrow>
      <mi>?</mi>
    </mrow>
    <annotation encoding="StarMath 5.0">Pr[ C = 1^n ] = 0?</annotation>
  </semantics>
</math>
</file>

<file path=Object 38/content.xml><?xml version="1.0" encoding="utf-8"?>
<math xmlns="http://www.w3.org/1998/Math/MathML" display="block">
  <semantics>
    <mrow>
      <msub>
        <mi mathvariant="italic">Enc</mi>
        <mi>k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false">(</mo>
          <mrow>
            <mrow>
              <mi>m</mi>
              <mo stretchy="false">⊕</mo>
              <mi>k</mi>
            </mrow>
          </mrow>
          <mo fence="true" stretchy="false">)</mo>
        </mrow>
        <mo stretchy="false">∣</mo>
        <mrow/>
        <mo stretchy="false">∣</mo>
        <mi>b</mi>
      </mrow>
    </mrow>
    <annotation encoding="StarMath 5.0">Enc_k( m ) = ( m  oplus k ) divides {} divides b</annotation>
  </semantics>
</math>
</file>

<file path=Object 39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b</mi>
              <mo stretchy="false">=</mo>
              <mn>0</mn>
            </mrow>
          </mrow>
          <mo fence="true" stretchy="false">]</mo>
        </mrow>
        <mo stretchy="false">=</mo>
        <mn>0.75</mn>
      </mrow>
    </mrow>
    <annotation encoding="StarMath 5.0">Pr[ b=0 ] = 0.75</annotation>
  </semantics>
</math>
</file>

<file path=Object 4/content.xml><?xml version="1.0" encoding="utf-8"?>
<math xmlns="http://www.w3.org/1998/Math/MathML" display="block">
  <semantics>
    <mrow>
      <msub>
        <mi>m</mi>
        <mn>1</mn>
      </msub>
      <mi>,</mi>
      <mrow>
        <msub>
          <mi>m</mi>
          <mn>2</mn>
        </msub>
        <mo stretchy="false">∈</mo>
        <mi>M</mi>
      </mrow>
    </mrow>
    <annotation encoding="StarMath 5.0">m_1, m_2 in M</annotation>
  </semantics>
</math>
</file>

<file path=Object 40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b</mi>
              <mo stretchy="false">=</mo>
              <mn>1</mn>
            </mrow>
          </mrow>
          <mo fence="true" stretchy="false">]</mo>
        </mrow>
        <mo stretchy="false">=</mo>
        <mn>0.25</mn>
      </mrow>
    </mrow>
    <annotation encoding="StarMath 5.0">Pr[ b=1 ] = 0.25</annotation>
  </semantics>
</math>
</file>

<file path=Object 41/content.xml><?xml version="1.0" encoding="utf-8"?>
<math xmlns="http://www.w3.org/1998/Math/MathML" display="block">
  <semantics>
    <mrow>
      <msub>
        <mi>c</mi>
        <mn>1</mn>
      </msub>
      <mi>,</mi>
      <msub>
        <mi>c</mi>
        <mn>2</mn>
      </msub>
    </mrow>
    <annotation encoding="StarMath 5.0">c_1, c_2</annotation>
  </semantics>
</math>
</file>

<file path=Object 42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C</mi>
              <mo stretchy="false">=</mo>
              <msub>
                <mi>c</mi>
                <mn>1</mn>
              </msub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C</mi>
            <mo stretchy="false">=</mo>
            <msub>
              <mi>c</mi>
              <mn>2</mn>
            </msub>
          </mrow>
        </mrow>
        <mo fence="true" stretchy="false">]</mo>
      </mrow>
    </mrow>
    <annotation encoding="StarMath 5.0">Pr[ C=c_1 ]=Pr[ C=c_2 ]</annotation>
  </semantics>
</math>
</file>

<file path=Object 43/content.xml><?xml version="1.0" encoding="utf-8"?>
<math xmlns="http://www.w3.org/1998/Math/MathML" display="block">
  <semantics>
    <mrow>
      <msub>
        <mi>m</mi>
        <mn>1</mn>
      </msub>
      <mi>,</mi>
      <mrow>
        <msub>
          <mi>m</mi>
          <mn>2</mn>
        </msub>
        <mo stretchy="false">=</mo>
        <mn>0</mn>
      </mrow>
    </mrow>
    <annotation encoding="StarMath 5.0">m_1,m_2 = 0</annotation>
  </semantics>
</math>
</file>

<file path=Object 44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o stretchy="false">=</mo>
      <mn>00</mn>
    </mrow>
    <annotation encoding="StarMath 5.0">c_1 = 00</annotation>
  </semantics>
</math>
</file>

<file path=Object 46/content.xml><?xml version="1.0" encoding="utf-8"?>
<math xmlns="http://www.w3.org/1998/Math/MathML" display="block">
  <semantics>
    <mrow>
      <msub>
        <mi>c</mi>
        <mn>1</mn>
      </msub>
      <mo stretchy="false">=</mo>
      <mn>01</mn>
    </mrow>
    <annotation encoding="StarMath 5.0">c_1 = 01</annotation>
  </semantics>
</math>
</file>

<file path=Object 47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C</mi>
              <mo stretchy="false">=</mo>
              <msub>
                <mi>c</mi>
                <mn>1</mn>
              </msub>
            </mrow>
          </mrow>
          <mo fence="true" stretchy="false">]</mo>
        </mrow>
        <mo stretchy="false">=</mo>
        <mn>0.75</mn>
      </mrow>
    </mrow>
    <annotation encoding="StarMath 5.0">Pr[ C=c_1 ]=0.75</annotation>
  </semantics>
</math>
</file>

<file path=Object 48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C</mi>
              <mo stretchy="false">=</mo>
              <msub>
                <mi>c</mi>
                <mn>2</mn>
              </msub>
            </mrow>
          </mrow>
          <mo fence="true" stretchy="false">]</mo>
        </mrow>
        <mo stretchy="false">=</mo>
        <mn>0.25</mn>
      </mrow>
    </mrow>
    <annotation encoding="StarMath 5.0">Pr[ C=c_2 ]=0.25</annotation>
  </semantics>
</math>
</file>

<file path=Object 49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C</mi>
              <mo stretchy="false">=</mo>
              <msub>
                <mi>c</mi>
                <mn>1</mn>
              </msub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C</mi>
            <mo stretchy="false">=</mo>
            <msub>
              <mi>c</mi>
              <mn>2</mn>
            </msub>
          </mrow>
        </mrow>
        <mo fence="true" stretchy="false">]</mo>
      </mrow>
    </mrow>
    <annotation encoding="StarMath 5.0">Pr[ C=c_1 ]=Pr[ C=c_2 ]</annotation>
  </semantics>
</math>
</file>

<file path=Object 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Enc</mi>
                <mi>K</mi>
              </msub>
              <mrow>
                <mrow>
                  <mo fence="true" stretchy="false">(</mo>
                  <mrow>
                    <msub>
                      <mi>m</mi>
                      <mn>1</mn>
                    </msub>
                  </mrow>
                  <mo fence="true" stretchy="false">)</mo>
                </mrow>
                <mo stretchy="false">=</mo>
                <mi>c</mi>
              </mrow>
            </mrow>
          </mrow>
          <mo fence="true" stretchy="false">]</mo>
        </mrow>
        <mo stretchy="false">≠</mo>
        <mi mathvariant="italic">Pr</mi>
      </mrow>
      <mrow>
        <mo fence="true" stretchy="false">[</mo>
        <mrow>
          <mrow>
            <msub>
              <mi mathvariant="italic">Enc</mi>
              <mi>K</mi>
            </msub>
            <mrow>
              <mrow>
                <mo fence="true" stretchy="false">(</mo>
                <mrow>
                  <msub>
                    <mi>m</mi>
                    <mn>2</mn>
                  </msub>
                </mrow>
                <mo fence="true" stretchy="false">)</mo>
              </mrow>
              <mo stretchy="false">=</mo>
              <mi>c</mi>
            </mrow>
          </mrow>
        </mrow>
        <mo fence="true" stretchy="false">]</mo>
      </mrow>
    </mrow>
    <annotation encoding="StarMath 5.0">Pr[ Enc_K(m_1) = c ]  &lt;&gt; Pr[ Enc_K(m_2) = c ]</annotation>
  </semantics>
</math>
</file>

<file path=Object 50/content.xml><?xml version="1.0" encoding="utf-8"?>
<math xmlns="http://www.w3.org/1998/Math/MathML" display="block">
  <semantics>
    <mrow>
      <mi>m</mi>
      <mi>,</mi>
      <mi>m</mi>
      <mrow>
        <mi>'</mi>
        <mo stretchy="false">∈</mo>
        <mi>M</mi>
      </mrow>
      <mtext>and</mtext>
      <mrow>
        <mi>c</mi>
        <mo stretchy="false">∈</mo>
        <mi>C</mi>
      </mrow>
    </mrow>
    <annotation encoding="StarMath 5.0">m,m' in M "and" c in C</annotation>
  </semantics>
</math>
</file>

<file path=Object 51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Enc</mi>
                <mi>K</mi>
              </msub>
              <mrow>
                <mrow>
                  <mo fence="true" stretchy="false">(</mo>
                  <mrow>
                    <mi>m</mi>
                  </mrow>
                  <mo fence="true" stretchy="false">)</mo>
                </mrow>
                <mo stretchy="false">=</mo>
                <mi>c</mi>
              </mrow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sub>
              <mi mathvariant="italic">Enc</mi>
              <mi>K</mi>
            </msub>
            <mrow>
              <mrow>
                <mo fence="true" stretchy="false">(</mo>
                <mrow>
                  <mrow>
                    <mi>m</mi>
                    <mi>'</mi>
                  </mrow>
                </mrow>
                <mo fence="true" stretchy="false">)</mo>
              </mrow>
              <mo stretchy="false">=</mo>
              <mi>c</mi>
            </mrow>
          </mrow>
        </mrow>
        <mo fence="true" stretchy="false">]</mo>
      </mrow>
    </mrow>
    <annotation encoding="StarMath 5.0">Pr[ Enc_K(m) =c ]=Pr[ Enc_K(m')=c ]</annotation>
  </semantics>
</math>
</file>

<file path=Object 52/content.xml><?xml version="1.0" encoding="utf-8"?>
<math xmlns="http://www.w3.org/1998/Math/MathML" display="block">
  <semantics>
    <mrow>
      <mi>m</mi>
      <mi>,</mi>
      <mi>m</mi>
      <mrow>
        <mi>'</mi>
        <mo stretchy="false">∈</mo>
        <mi>M</mi>
      </mrow>
      <mtext> and ciphertext </mtext>
      <mrow>
        <mi>c</mi>
        <mo stretchy="false">∈</mo>
        <mi>C</mi>
      </mrow>
    </mrow>
    <annotation encoding="StarMath 5.0">m, m' in M " and ciphertext " c in C</annotation>
  </semantics>
</math>
</file>

<file path=Object 53/content.xml><?xml version="1.0" encoding="utf-8"?>
<math xmlns="http://www.w3.org/1998/Math/MathML" display="block">
  <semantics>
    <mrow>
      <mi>m</mi>
      <mtext> and </mtext>
      <mi>m</mi>
      <mi>'</mi>
    </mrow>
    <annotation encoding="StarMath 5.0">m " and " m'</annotation>
  </semantics>
</math>
</file>

<file path=Object 54/content.xml><?xml version="1.0" encoding="utf-8"?>
<math xmlns="http://www.w3.org/1998/Math/MathML" display="block">
  <semantics>
    <mrow>
      <mi>c</mi>
      <mo stretchy="false">=</mo>
      <mrow>
        <msub>
          <mi>c</mi>
          <mn>0</mn>
        </msub>
        <mo stretchy="false">⋅</mo>
        <msub>
          <mi>c</mi>
          <mn>1</mn>
        </msub>
      </mrow>
    </mrow>
    <annotation encoding="StarMath 5.0">c = c_0 cdot c_1</annotation>
  </semantics>
</math>
</file>

<file path=Object 55/content.xml><?xml version="1.0" encoding="utf-8"?>
<math xmlns="http://www.w3.org/1998/Math/MathML" display="block">
  <semantics>
    <mrow>
      <msub>
        <mi>c</mi>
        <mn>0</mn>
      </msub>
      <mo stretchy="false">=</mo>
      <mrow>
        <mi>m</mi>
        <mo stretchy="false">⊕</mo>
        <mi>k</mi>
      </mrow>
    </mrow>
    <annotation encoding="StarMath 5.0">c_0 = m  oplus k</annotation>
  </semantics>
</math>
</file>

<file path=Object 56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Enc</mi>
                <mi>K</mi>
              </msub>
              <mrow>
                <mrow>
                  <mo fence="true" stretchy="false">(</mo>
                  <mrow>
                    <mi>m</mi>
                  </mrow>
                  <mo fence="true" stretchy="false">)</mo>
                </mrow>
                <mo stretchy="false">=</mo>
                <mi>c</mi>
              </mrow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sub>
              <mi mathvariant="italic">Enc</mi>
              <mi>K</mi>
            </msub>
            <mrow>
              <mrow>
                <mo fence="true" stretchy="false">(</mo>
                <mrow>
                  <mrow>
                    <mi>m</mi>
                    <mi>'</mi>
                  </mrow>
                </mrow>
                <mo fence="true" stretchy="false">)</mo>
              </mrow>
              <mo stretchy="false">=</mo>
              <mi>c</mi>
            </mrow>
          </mrow>
        </mrow>
        <mo fence="true" stretchy="false">]</mo>
      </mrow>
    </mrow>
    <annotation encoding="StarMath 5.0">Pr[ Enc_K(m) =c ]=Pr[ Enc_K(m')=c ]</annotation>
  </semantics>
</math>
</file>

<file path=Object 57/content.xml><?xml version="1.0" encoding="utf-8"?>
<math xmlns="http://www.w3.org/1998/Math/MathML" display="block">
  <semantics>
    <mrow>
      <mi mathvariant="italic">Pr</mi>
      <mrow>
        <mo fence="true" stretchy="false">[</mo>
        <mrow>
          <mrow>
            <mi mathvariant="italic">PrivK</mi>
            <mrow>
              <mtable>
                <mtr>
                  <mtd>
                    <mi mathvariant="italic">eav</mi>
                  </mtd>
                </mtr>
                <mtr>
                  <mtd>
                    <mrow>
                      <mi>A</mi>
                      <mi>,</mi>
                      <mi mathvariant="normal">Π</mi>
                    </mrow>
                  </mtd>
                </mtr>
              </mtable>
              <mo stretchy="false">=</mo>
              <mn>1</mn>
            </mrow>
          </mrow>
        </mrow>
        <mo fence="true" stretchy="false">]</mo>
      </mrow>
    </mrow>
    <annotation encoding="StarMath 5.0">Pr[ PrivK binom{eav}{A, %PI} =1 ]</annotation>
  </semantics>
</math>
</file>

<file path=Object 58/content.xml><?xml version="1.0" encoding="utf-8"?>
<math xmlns="http://www.w3.org/1998/Math/MathML" display="block">
  <semantics>
    <mrow>
      <mrow>
        <mrow>
          <mi>δ</mi>
          <mo stretchy="false">⊕</mo>
          <mi>k</mi>
        </mrow>
        <mo stretchy="false">=</mo>
        <msub>
          <mi>c</mi>
          <mn>1</mn>
        </msub>
      </mrow>
      <mo stretchy="false">⇒</mo>
      <mrow>
        <mi>k</mi>
        <mo stretchy="false">=</mo>
        <mrow>
          <msub>
            <mi>c</mi>
            <mn>1</mn>
          </msub>
          <mo stretchy="false">⊕</mo>
          <mi>δ</mi>
        </mrow>
      </mrow>
    </mrow>
    <annotation encoding="StarMath 5.0">%delta oplus k = c_1 drarrow k = c_1 oplus %delta</annotation>
  </semantics>
</math>
</file>

<file path=Object 59/content.xml><?xml version="1.0" encoding="utf-8"?>
<math xmlns="http://www.w3.org/1998/Math/MathML" display="block">
  <semantics>
    <mrow>
      <mrow>
        <mrow>
          <mi>γ</mi>
          <mo stretchy="false">⊕</mo>
          <mi>k</mi>
        </mrow>
        <mo stretchy="false">=</mo>
        <msub>
          <mi>c</mi>
          <mn>2</mn>
        </msub>
      </mrow>
      <mo stretchy="false">⇒</mo>
      <mrow>
        <mi>k</mi>
        <mo stretchy="false">=</mo>
        <mrow>
          <msub>
            <mi>c</mi>
            <mn>2</mn>
          </msub>
          <mo stretchy="false">⊕</mo>
          <mi>γ</mi>
        </mrow>
      </mrow>
    </mrow>
    <annotation encoding="StarMath 5.0">%gamma oplus k = c_2 drarrow k = c_2 oplus %gamma</annotation>
  </semantics>
</math>
</file>

<file path=Object 6/content.xml><?xml version="1.0" encoding="utf-8"?>
<math xmlns="http://www.w3.org/1998/Math/MathML" display="block">
  <semantics>
    <mrow>
      <mrow>
        <msub>
          <mi>m</mi>
          <mn>1</mn>
        </msub>
        <mo stretchy="false">=</mo>
        <mrow>
          <msup>
            <mn>0</mn>
            <mrow>
              <mi>n</mi>
              <mo stretchy="false">−</mo>
              <mn>1</mn>
            </mrow>
          </msup>
          <mo stretchy="false">⋅</mo>
          <mn>1</mn>
        </mrow>
      </mrow>
      <mi>,</mi>
      <mrow>
        <msub>
          <mi>m</mi>
          <mn>2</mn>
        </msub>
        <mo stretchy="false">=</mo>
        <msup>
          <mn>0</mn>
          <mi>n</mi>
        </msup>
      </mrow>
    </mrow>
    <annotation encoding="StarMath 5.0">m_1 = 0^{ n-1 } cdot 1, m_2=0^n</annotation>
  </semantics>
</math>
</file>

<file path=Object 60/content.xml><?xml version="1.0" encoding="utf-8"?>
<math xmlns="http://www.w3.org/1998/Math/MathML" display="block">
  <semantics>
    <mrow>
      <mrow>
        <msub>
          <mi>c</mi>
          <mn>1</mn>
        </msub>
        <mo stretchy="false">⊕</mo>
        <mi>δ</mi>
      </mrow>
      <mo stretchy="false">=</mo>
      <mrow>
        <msub>
          <mi>c</mi>
          <mn>2</mn>
        </msub>
        <mo stretchy="false">⊕</mo>
        <mi>γ</mi>
      </mrow>
    </mrow>
    <annotation encoding="StarMath 5.0">c_1 oplus %delta = c_2 oplus %gamma</annotation>
  </semantics>
</math>
</file>

<file path=Object 61/content.xml><?xml version="1.0" encoding="utf-8"?>
<math xmlns="http://www.w3.org/1998/Math/MathML" display="block">
  <semantics>
    <mrow>
      <mrow>
        <mrow>
          <mi>α</mi>
          <mo stretchy="false">⊕</mo>
          <mi>k</mi>
        </mrow>
        <mo stretchy="false">=</mo>
        <msub>
          <mi>c</mi>
          <mn>1</mn>
        </msub>
      </mrow>
      <mo stretchy="false">⇒</mo>
      <mrow>
        <mi>k</mi>
        <mo stretchy="false">=</mo>
        <mrow>
          <msub>
            <mi>c</mi>
            <mn>1</mn>
          </msub>
          <mo stretchy="false">⊕</mo>
          <mi>α</mi>
        </mrow>
      </mrow>
    </mrow>
    <annotation encoding="StarMath 5.0">%alpha oplus k = c_1 drarrow k = c_1 oplus %alpha</annotation>
  </semantics>
</math>
</file>

<file path=Object 62/content.xml><?xml version="1.0" encoding="utf-8"?>
<math xmlns="http://www.w3.org/1998/Math/MathML" display="block">
  <semantics>
    <mrow>
      <mrow>
        <mrow>
          <mi>β</mi>
          <mo stretchy="false">⊕</mo>
          <mi>k</mi>
        </mrow>
        <mo stretchy="false">=</mo>
        <msub>
          <mi>c</mi>
          <mn>2</mn>
        </msub>
      </mrow>
      <mo stretchy="false">⇒</mo>
      <mrow>
        <mi>k</mi>
        <mo stretchy="false">=</mo>
        <mrow>
          <msub>
            <mi>c</mi>
            <mn>2</mn>
          </msub>
          <mo stretchy="false">⊕</mo>
          <mi>β</mi>
        </mrow>
      </mrow>
    </mrow>
    <annotation encoding="StarMath 5.0">%beta oplus k = c_2 drarrow k = c_2 oplus %beta</annotation>
  </semantics>
</math>
</file>

<file path=Object 63/content.xml><?xml version="1.0" encoding="utf-8"?>
<math xmlns="http://www.w3.org/1998/Math/MathML" display="block">
  <semantics>
    <mrow>
      <mrow>
        <msub>
          <mi>c</mi>
          <mn>1</mn>
        </msub>
        <mo stretchy="false">⊕</mo>
        <mi>α</mi>
      </mrow>
      <mo stretchy="false">=</mo>
      <mrow>
        <msub>
          <mi>c</mi>
          <mn>2</mn>
        </msub>
        <mo stretchy="false">⊕</mo>
        <mi>β</mi>
      </mrow>
    </mrow>
    <annotation encoding="StarMath 5.0">c_1 oplus %alpha = c_2 oplus %beta</annotation>
  </semantics>
</math>
</file>

<file path=Object 64/content.xml><?xml version="1.0" encoding="utf-8"?>
<math xmlns="http://www.w3.org/1998/Math/MathML" display="block">
  <semantics>
    <mrow>
      <msub>
        <mi>c</mi>
        <mn>1</mn>
      </msub>
      <mo stretchy="false">⊕</mo>
      <mi>δ</mi>
    </mrow>
    <annotation encoding="StarMath 5.0"> c_1 oplus %delta</annotation>
  </semantics>
</math>
</file>

<file path=Object 65/content.xml><?xml version="1.0" encoding="utf-8"?>
<math xmlns="http://www.w3.org/1998/Math/MathML" display="block">
  <semantics>
    <mrow>
      <msub>
        <mi>c</mi>
        <mn>2</mn>
      </msub>
      <mo stretchy="false">⊕</mo>
      <mi>γ</mi>
    </mrow>
    <annotation encoding="StarMath 5.0">c_2 oplus %gamma</annotation>
  </semantics>
</math>
</file>

<file path=Object 66/content.xml><?xml version="1.0" encoding="utf-8"?>
<math xmlns="http://www.w3.org/1998/Math/MathML" display="block">
  <semantics>
    <mrow>
      <mrow>
        <msub>
          <mi>c</mi>
          <mn>1</mn>
        </msub>
        <mo stretchy="false">⊕</mo>
        <mi>α</mi>
      </mrow>
      <mo stretchy="false">=</mo>
      <mrow>
        <msub>
          <mi>c</mi>
          <mn>2</mn>
        </msub>
        <mo stretchy="false">⊕</mo>
        <mi>β</mi>
      </mrow>
    </mrow>
    <annotation encoding="StarMath 5.0">c_1 oplus %alpha = c_2 oplus %beta</annotation>
  </semantics>
</math>
</file>

<file path=Object 67/content.xml><?xml version="1.0" encoding="utf-8"?>
<math xmlns="http://www.w3.org/1998/Math/MathML" display="block">
  <semantics>
    <mi mathvariant="normal">Π</mi>
    <annotation encoding="StarMath 5.0">%PI</annotation>
  </semantics>
</math>
</file>

<file path=Object 68/content.xml><?xml version="1.0" encoding="utf-8"?>
<math xmlns="http://www.w3.org/1998/Math/MathML" display="block">
  <semantics>
    <mrow>
      <mi>t</mi>
      <mo stretchy="false">∈</mo>
      <mrow>
        <mo fence="true" stretchy="false">{</mo>
        <mrow>
          <mn>1,2,3</mn>
        </mrow>
        <mo fence="true" stretchy="false">}</mo>
      </mrow>
    </mrow>
    <annotation encoding="StarMath 5.0">t in lbrace 1,2,3 rbrace </annotation>
  </semantics>
</math>
</file>

<file path=Object 69/content.xml><?xml version="1.0" encoding="utf-8"?>
<math xmlns="http://www.w3.org/1998/Math/MathML" display="block">
  <semantics>
    <mrow>
      <mrow>
        <msub>
          <mi>m</mi>
          <mn>0</mn>
        </msub>
        <mo stretchy="false">=</mo>
        <mi mathvariant="italic">aab</mi>
      </mrow>
      <mtext> and </mtext>
      <mrow>
        <msub>
          <mi>m</mi>
          <mn>1</mn>
        </msub>
        <mo stretchy="false">=</mo>
        <mi mathvariant="italic">abb</mi>
      </mrow>
    </mrow>
    <annotation encoding="StarMath 5.0">m_0=aab " and " m_1 = abb</annotation>
  </semantics>
</math>
</file>

<file path=Object 7/content.xml><?xml version="1.0" encoding="utf-8"?>
<math xmlns="http://www.w3.org/1998/Math/MathML" display="block">
  <semantics>
    <mrow>
      <mi>c</mi>
      <mo stretchy="false">=</mo>
      <msup>
        <mn>1</mn>
        <mi>n</mi>
      </msup>
    </mrow>
    <annotation encoding="StarMath 5.0">c=1^n</annotation>
  </semantics>
</math>
</file>

<file path=Object 70/content.xml><?xml version="1.0" encoding="utf-8"?>
<math xmlns="http://www.w3.org/1998/Math/MathML" display="block">
  <semantics>
    <mtable>
      <mtr>
        <mtd>
          <mrow>
            <mi mathvariant="italic">Pr</mi>
            <mrow>
              <mo fence="true" stretchy="false">[</mo>
              <mrow>
                <mrow>
                  <mi mathvariant="italic">PrivK</mi>
                  <mrow>
                    <mtable>
                      <mtr>
                        <mtd>
                          <mi mathvariant="italic">eav</mi>
                        </mtd>
                      </mtr>
                      <mtr>
                        <mtd>
                          <mrow>
                            <mi>A</mi>
                            <mi>,</mi>
                            <mi mathvariant="normal">Π</mi>
                          </mrow>
                        </mtd>
                      </mtr>
                    </mtable>
                    <mo stretchy="false">=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row>
              <mrow/>
              <mo stretchy="false">=</mo>
              <mfrac>
                <mn>1</mn>
                <mn>2</mn>
              </mfrac>
            </mrow>
            <mi mathvariant="italic">Pr</mi>
            <mrow>
              <mrow>
                <mo fence="true" stretchy="false">[</mo>
                <mrow>
                  <mrow>
                    <mi mathvariant="italic">PrivK</mi>
                    <mrow>
                      <mtable>
                        <mtr>
                          <mtd>
                            <mi mathvariant="italic">eav</mi>
                          </mtd>
                        </mtr>
                        <mtr>
                          <mtd>
                            <mrow>
                              <mi>A</mi>
                              <mi>,</mi>
                              <mi mathvariant="normal">Π</mi>
                            </mrow>
                          </mtd>
                        </mtr>
                      </mtable>
                      <mo stretchy="false">=</mo>
                      <mn>1</mn>
                      <mo stretchy="false">∣</mo>
                      <mi>b</mi>
                      <mo stretchy="false">=</mo>
                      <mn>0</mn>
                    </mrow>
                  </mrow>
                </mrow>
                <mo fence="true" stretchy="false">]</mo>
              </mrow>
              <mo stretchy="false">+</mo>
              <mfrac>
                <mn>1</mn>
                <mn>2</mn>
              </mfrac>
            </mrow>
            <mi mathvariant="italic">Pr</mi>
            <mrow>
              <mo fence="true" stretchy="false">[</mo>
              <mrow>
                <mrow>
                  <mi mathvariant="italic">PrivK</mi>
                  <mrow>
                    <mtable>
                      <mtr>
                        <mtd>
                          <mi mathvariant="italic">eav</mi>
                        </mtd>
                      </mtr>
                      <mtr>
                        <mtd>
                          <mrow>
                            <mi>A</mi>
                            <mi>,</mi>
                            <mi mathvariant="normal">Π</mi>
                          </mrow>
                        </mtd>
                      </mtr>
                    </mtable>
                    <mo stretchy="false">=</mo>
                    <mn>1</mn>
                    <mo stretchy="false">∣</mo>
                    <mi>b</mi>
                    <mo stretchy="false">=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row>
              <mrow/>
              <mo stretchy="false">=</mo>
              <mfrac>
                <mn>1</mn>
                <mn>2</mn>
              </mfrac>
            </mrow>
            <mi mathvariant="italic">Pr</mi>
            <mrow>
              <mrow>
                <mo fence="true" stretchy="false">[</mo>
                <mrow>
                  <mrow>
                    <mi>A</mi>
                    <mtext>outputs </mtext>
                    <mrow>
                      <mn>0</mn>
                      <mo stretchy="false">∣</mo>
                      <mi>b</mi>
                      <mo stretchy="false">=</mo>
                      <mn>0</mn>
                    </mrow>
                  </mrow>
                </mrow>
                <mo fence="true" stretchy="false">]</mo>
              </mrow>
              <mo stretchy="false">+</mo>
              <mfrac>
                <mn>1</mn>
                <mn>2</mn>
              </mfrac>
            </mrow>
            <mi mathvariant="italic">Pr</mi>
            <mrow>
              <mo fence="true" stretchy="false">[</mo>
              <mrow>
                <mrow>
                  <mi>A</mi>
                  <mtext> outputs </mtext>
                  <mrow>
                    <mn>1</mn>
                    <mo stretchy="false">∣</mo>
                    <mi>b</mi>
                    <mo stretchy="false">=</mo>
                    <mn>1</mn>
                  </mrow>
                </mrow>
              </mrow>
              <mo fence="true" stretchy="false">]</mo>
            </mrow>
          </mrow>
        </mtd>
      </mtr>
    </mtable>
    <annotation encoding="StarMath 5.0">Pr[ PrivK binom{eav}{A, %PI} =1 ] newline 
{ } = 1 over 2 Pr[ PrivK binom{eav}{A, %PI} =1 divides b=0 ] + 1 over 2 Pr[ PrivK binom{eav}{A, %PI} =1 divides b=1] newline
{ } = 1 over 2 Pr[ A "outputs "0 divides b=0 ] + 1 over 2 Pr[ A " outputs " 1 divides b=1] newline
</annotation>
  </semantics>
</math>
</file>

<file path=Object 71/content.xml><?xml version="1.0" encoding="utf-8"?>
<math xmlns="http://www.w3.org/1998/Math/MathML" display="block">
  <semantics>
    <mrow>
      <msub>
        <mi>m</mi>
        <mn>0</mn>
      </msub>
      <mo stretchy="false">=</mo>
      <mi mathvariant="italic">aab</mi>
    </mrow>
    <annotation encoding="StarMath 5.0">m_0=aab</annotation>
  </semantics>
</math>
</file>

<file path=Object 72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7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74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A</mi>
              <mtext> outputs </mtext>
              <mrow>
                <mn>0</mn>
                <mo stretchy="false">∣</mo>
                <mi>b</mi>
                <mo stretchy="false">=</mo>
                <mn>0</mn>
              </mrow>
            </mrow>
          </mrow>
          <mo fence="true" stretchy="false">]</mo>
        </mrow>
        <mo stretchy="false">=</mo>
        <mrow>
          <mfrac>
            <mn>1</mn>
            <mn>3</mn>
          </mfrac>
          <mo stretchy="false">+</mo>
          <mrow>
            <mfrac>
              <mn>2</mn>
              <mn>3</mn>
            </mfrac>
            <mo stretchy="false">⋅</mo>
            <mfrac>
              <mn>1</mn>
              <mn>26</mn>
            </mfrac>
          </mrow>
        </mrow>
        <mo stretchy="false">=</mo>
        <mn>0.359</mn>
      </mrow>
    </mrow>
    <annotation encoding="StarMath 5.0">Pr[ A " outputs "0 divides b=0 ] = 1 over 3 +  {2 over 3}  cdot {1 over 26} = 0.359</annotation>
  </semantics>
</math>
</file>

<file path=Object 7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A</mi>
              <mtext> outputs </mtext>
              <mrow>
                <mn>1</mn>
                <mo stretchy="false">∣</mo>
                <mi>b</mi>
                <mo stretchy="false">=</mo>
                <mn>1</mn>
              </mrow>
            </mrow>
          </mrow>
          <mo fence="true" stretchy="false">]</mo>
        </mrow>
        <mo stretchy="false">=</mo>
        <mrow>
          <mn>1</mn>
          <mo stretchy="false">−</mo>
          <mi mathvariant="italic">Pr</mi>
        </mrow>
      </mrow>
      <mrow>
        <mrow>
          <mo fence="true" stretchy="false">[</mo>
          <mrow>
            <mrow>
              <mi>A</mi>
              <mtext> outputs </mtext>
              <mrow>
                <mn>0</mn>
                <mo stretchy="false">∣</mo>
                <mi>b</mi>
                <mo stretchy="false">=</mo>
                <mn>1</mn>
              </mrow>
            </mrow>
          </mrow>
          <mo fence="true" stretchy="false">]</mo>
        </mrow>
        <mo stretchy="false">=</mo>
        <mrow>
          <mn>1</mn>
          <mo stretchy="false">−</mo>
          <mrow>
            <mfrac>
              <mn>2</mn>
              <mn>3</mn>
            </mfrac>
            <mo stretchy="false">⋅</mo>
            <mfrac>
              <mn>1</mn>
              <mn>26</mn>
            </mfrac>
          </mrow>
        </mrow>
        <mo stretchy="false">=</mo>
        <mn>0.974</mn>
      </mrow>
    </mrow>
    <annotation encoding="StarMath 5.0">Pr[ A " outputs "1 divides b=1 ] =1- Pr[ A " outputs "0 divides b=1 ]=1-  2 over 3  cdot {1 over 26} = 0.974</annotation>
  </semantics>
</math>
</file>

<file path=Object 76/content.xml><?xml version="1.0" encoding="utf-8"?>
<math xmlns="http://www.w3.org/1998/Math/MathML" display="block">
  <semantics>
    <mrow>
      <msub>
        <mi>m</mi>
        <mn>1</mn>
      </msub>
      <mo stretchy="false">=</mo>
      <mi mathvariant="italic">abb</mi>
    </mrow>
    <annotation encoding="StarMath 5.0">m_1 = abb</annotation>
  </semantics>
</math>
</file>

<file path=Object 77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 mathvariant="italic">PrivK</mi>
              <mrow>
                <mtable>
                  <mtr>
                    <mtd>
                      <mi mathvariant="italic">eav</mi>
                    </mtd>
                  </mtr>
                  <mtr>
                    <mtd>
                      <mrow>
                        <mi>A</mi>
                        <mi>,</mi>
                        <mi mathvariant="normal">Π</mi>
                      </mrow>
                    </mtd>
                  </mtr>
                </mtable>
                <mo stretchy="false">=</mo>
                <mn>1</mn>
              </mrow>
            </mrow>
          </mrow>
          <mo fence="true" stretchy="false">]</mo>
        </mrow>
        <mo stretchy="false">=</mo>
        <mfrac>
          <mn>1</mn>
          <mn>2</mn>
        </mfrac>
      </mrow>
      <mrow>
        <mrow>
          <mo fence="true" stretchy="false">(</mo>
          <mrow>
            <mrow>
              <mfrac>
                <mn>1</mn>
                <mn>3</mn>
              </mfrac>
              <mo stretchy="false">+</mo>
              <mrow>
                <mfrac>
                  <mn>2</mn>
                  <mn>3</mn>
                </mfrac>
                <mo stretchy="false">⋅</mo>
                <mfrac>
                  <mn>1</mn>
                  <mn>26</mn>
                </mfrac>
              </mrow>
              <mo stretchy="false">+</mo>
              <mn>1</mn>
              <mo stretchy="false">−</mo>
              <mrow>
                <mfrac>
                  <mn>2</mn>
                  <mn>3</mn>
                </mfrac>
                <mo stretchy="false">⋅</mo>
                <mfrac>
                  <mn>1</mn>
                  <mn>26</mn>
                </mfrac>
              </mrow>
            </mrow>
          </mrow>
          <mo fence="true" stretchy="false">)</mo>
        </mrow>
        <mo stretchy="false">=</mo>
        <mfrac>
          <mn>2</mn>
          <mn>3</mn>
        </mfrac>
        <mo stretchy="false">&gt;</mo>
        <mfrac>
          <mn>1</mn>
          <mn>2</mn>
        </mfrac>
      </mrow>
    </mrow>
    <annotation encoding="StarMath 5.0">Pr[ PrivK binom{eav}{A, %PI} =1 ] = 1 over 2 ( 1 over 3 +  {2 over 3}  cdot {1 over 26}  + 1 - 2 over 3  cdot {1 over 26} ) = 2 over 3 &gt; 1 over 2</annotation>
  </semantics>
</math>
</file>

<file path=Object 78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i>m</mi>
            </mrow>
          </mrow>
          <mo fence="true" stretchy="false">]</mo>
        </mrow>
        <mo stretchy="false">&gt;</mo>
        <mn>0</mn>
      </mrow>
      <mi>,</mi>
    </mrow>
    <annotation encoding="StarMath 5.0">Pr[ M=m ] &gt;0, </annotation>
  </semantics>
</math>
</file>

<file path=Object 79/content.xml><?xml version="1.0" encoding="utf-8"?>
<math xmlns="http://www.w3.org/1998/Math/MathML" display="block">
  <semantics>
    <mrow>
      <msub>
        <mi>m</mi>
        <mn>0</mn>
      </msub>
      <mi>,</mi>
      <mrow>
        <msub>
          <mi>m</mi>
          <mn>1</mn>
        </msub>
        <mo stretchy="false">∈</mo>
        <mi>M</mi>
      </mrow>
    </mrow>
    <annotation encoding="StarMath 5.0">m_0,m_1 in M</annotation>
  </semantics>
</math>
</file>

<file path=Object 8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Enc</mi>
                <mi>K</mi>
              </msub>
              <mrow>
                <mrow>
                  <mo fence="true" stretchy="false">(</mo>
                  <mrow>
                    <msub>
                      <mi>m</mi>
                      <mn>1</mn>
                    </msub>
                  </mrow>
                  <mo fence="true" stretchy="false">)</mo>
                </mrow>
                <mo stretchy="false">=</mo>
                <mi>c</mi>
              </mrow>
            </mrow>
          </mrow>
          <mo fence="true" stretchy="false">]</mo>
        </mrow>
        <mo stretchy="false">=</mo>
        <mfrac>
          <mn>1</mn>
          <mrow>
            <msup>
              <mn>2</mn>
              <mi>n</mi>
            </msup>
            <mo stretchy="false">−</mo>
            <mn>1</mn>
          </mrow>
        </mfrac>
      </mrow>
    </mrow>
    <annotation encoding="StarMath 5.0">Pr[ Enc_K(m_1) = c ] = 1 over { 2^n-1 }</annotation>
  </semantics>
</math>
</file>

<file path=Object 80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sub>
                <mi>m</mi>
                <mn>0</mn>
              </msub>
            </mrow>
          </mrow>
          <mo fence="true" stretchy="false">]</mo>
        </mrow>
        <mo stretchy="false">≠</mo>
        <mi mathvariant="italic">Pr</mi>
      </mrow>
      <mrow>
        <mo fence="true" stretchy="false">[</mo>
        <mrow>
          <mrow>
            <mi>M</mi>
            <mo stretchy="false">=</mo>
            <msub>
              <mi>m</mi>
              <mn>1</mn>
            </msub>
          </mrow>
        </mrow>
        <mo fence="true" stretchy="false">]</mo>
      </mrow>
    </mrow>
    <annotation encoding="StarMath 5.0"> Pr[ M=m_0 ]  &lt;&gt;   Pr[ M=m_1 ]</annotation>
  </semantics>
</math>
</file>

<file path=Object 81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i>m</mi>
              <mo stretchy="false">∣</mo>
              <mi>C</mi>
              <mo stretchy="false">=</mo>
              <mi>c</mi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M</mi>
            <mo stretchy="false">=</mo>
            <mi>m</mi>
          </mrow>
        </mrow>
        <mo fence="true" stretchy="false">]</mo>
      </mrow>
    </mrow>
    <annotation encoding="StarMath 5.0">Pr[ M=m divides C=c ] = Pr[ M=m ]</annotation>
  </semantics>
</math>
</file>

<file path=Object 82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sub>
                <mi>m</mi>
                <mn>0</mn>
              </msub>
              <mo stretchy="false">∣</mo>
              <mi>C</mi>
              <mo stretchy="false">=</mo>
              <mi>c</mi>
            </mrow>
          </mrow>
          <mo fence="true" stretchy="false">]</mo>
        </mrow>
        <mo stretchy="false">≠</mo>
        <mi mathvariant="italic">Pr</mi>
      </mrow>
      <mrow>
        <mo fence="true" stretchy="false">[</mo>
        <mrow>
          <mrow>
            <mi>M</mi>
            <mo stretchy="false">=</mo>
            <msub>
              <mi>m</mi>
              <mn>1</mn>
            </msub>
            <mo stretchy="false">∣</mo>
            <mi>C</mi>
            <mo stretchy="false">=</mo>
            <mi>c</mi>
          </mrow>
        </mrow>
        <mo fence="true" stretchy="false">]</mo>
      </mrow>
    </mrow>
    <annotation encoding="StarMath 5.0">Pr[ M=m_0 divides C=c ] &lt;&gt;  Pr[ M=m_1 divides C=c ]</annotation>
  </semantics>
</math>
</file>

<file path=Object 83/content.xml><?xml version="1.0" encoding="utf-8"?>
<math xmlns="http://www.w3.org/1998/Math/MathML" display="block">
  <semantics>
    <mrow>
      <msub>
        <mi>m</mi>
        <mn>0</mn>
      </msub>
      <mi>,</mi>
      <mrow>
        <msub>
          <mi>m</mi>
          <mn>1</mn>
        </msub>
        <mo stretchy="false">∈</mo>
        <mi>M</mi>
      </mrow>
    </mrow>
    <annotation encoding="StarMath 5.0">m_0,m_1 in M</annotation>
  </semantics>
</math>
</file>

<file path=Object 84/content.xml><?xml version="1.0" encoding="utf-8"?>
<math xmlns="http://www.w3.org/1998/Math/MathML" display="block">
  <semantics>
    <mrow>
      <mi>c</mi>
      <mo stretchy="false">∈</mo>
      <mi>C</mi>
    </mrow>
    <annotation encoding="StarMath 5.0">c in C</annotation>
  </semantics>
</math>
</file>

<file path=Object 8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sub>
                <mi>m</mi>
                <mn>0</mn>
              </msub>
              <mo stretchy="false">∣</mo>
              <mi>C</mi>
              <mo stretchy="false">=</mo>
              <mi>c</mi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M</mi>
            <mo stretchy="false">=</mo>
            <msub>
              <mi>m</mi>
              <mn>1</mn>
            </msub>
            <mo stretchy="false">∣</mo>
            <mi>C</mi>
            <mo stretchy="false">=</mo>
            <mi>c</mi>
          </mrow>
        </mrow>
        <mo fence="true" stretchy="false">]</mo>
      </mrow>
    </mrow>
    <annotation encoding="StarMath 5.0">Pr[ M = m_0 divides C=c ] = Pr[ M = m_1 divides C=c ]</annotation>
  </semantics>
</math>
</file>

<file path=Object 86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i>M</mi>
              <mo stretchy="false">=</mo>
              <msub>
                <mi>m</mi>
                <mn>0</mn>
              </msub>
              <mo stretchy="false">∣</mo>
              <mi>C</mi>
              <mo stretchy="false">=</mo>
              <mi>c</mi>
            </mrow>
          </mrow>
          <mo fence="true" stretchy="false">]</mo>
        </mrow>
        <mo stretchy="false">=</mo>
        <mi mathvariant="italic">Pr</mi>
      </mrow>
      <mrow>
        <mo fence="true" stretchy="false">[</mo>
        <mrow>
          <mrow>
            <mi>M</mi>
            <mo stretchy="false">=</mo>
            <msub>
              <mi>m</mi>
              <mn>1</mn>
            </msub>
            <mo stretchy="false">∣</mo>
            <mi>C</mi>
            <mo stretchy="false">=</mo>
            <mi>c</mi>
          </mrow>
        </mrow>
        <mo fence="true" stretchy="false">]</mo>
      </mrow>
    </mrow>
    <annotation encoding="StarMath 5.0">Pr[ M = m_0 divides C=c ] = Pr[ M = m_1 divides C=c ]</annotation>
  </semantics>
</math>
</file>

<file path=Object 9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sub>
                <mi mathvariant="italic">Enc</mi>
                <mi>K</mi>
              </msub>
              <mrow>
                <mrow>
                  <mo fence="true" stretchy="false">(</mo>
                  <mrow>
                    <msub>
                      <mi>m</mi>
                      <mn>2</mn>
                    </msub>
                  </mrow>
                  <mo fence="true" stretchy="false">)</mo>
                </mrow>
                <mo stretchy="false">=</mo>
                <mi>c</mi>
              </mrow>
            </mrow>
          </mrow>
          <mo fence="true" stretchy="false">]</mo>
        </mrow>
        <mo stretchy="false">=</mo>
        <mn>0</mn>
      </mrow>
    </mrow>
    <annotation encoding="StarMath 5.0">Pr[ Enc_K(m_2) = c ] = 0</annotation>
  </semantics>
</math>
</file>